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rms</text:p>
          </table:table-cell>
          <table:table-cell table:style-name="ce1" office:value-type="string" calcext:value-type="string">
            <text:p>1st quartile</text:p>
          </table:table-cell>
          <table:table-cell table:style-name="ce1" office:value-type="string" calcext:value-type="string">
            <text:p>2nd quartile</text:p>
          </table:table-cell>
          <table:table-cell table:style-name="ce1" office:value-type="string" calcext:value-type="string">
            <text:p>3rd quartile</text:p>
          </table:table-cell>
          <table:table-cell table:style-name="ce1" office:value-type="string" calcext:value-type="string">
            <text:p>interquartilerang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variance</text:p>
          </table:table-cell>
        </table:table-row>
        <table:table-row table:style-name="ro2">
          <table:table-cell office:value-type="string" calcext:value-type="string">
            <text:p>w1</text:p>
          </table:table-cell>
          <table:table-cell office:value-type="float" office:value="100" calcext:value-type="float">
            <text:p>100</text:p>
          </table:table-cell>
          <table:table-cell office:value-type="float" office:value="93.32449472" calcext:value-type="float">
            <text:p>93.32449472</text:p>
          </table:table-cell>
          <table:table-cell office:value-type="float" office:value="1.97157572510585" calcext:value-type="float">
            <text:p>1.97157572510585</text:p>
          </table:table-cell>
          <table:table-cell office:value-type="float" office:value="91.50543" calcext:value-type="float">
            <text:p>91.50543</text:p>
          </table:table-cell>
          <table:table-cell office:value-type="float" office:value="92.0514975" calcext:value-type="float">
            <text:p>92.0514975</text:p>
          </table:table-cell>
          <table:table-cell office:value-type="float" office:value="92.723265" calcext:value-type="float">
            <text:p>92.723265</text:p>
          </table:table-cell>
          <table:table-cell office:value-type="float" office:value="93.699785" calcext:value-type="float">
            <text:p>93.699785</text:p>
          </table:table-cell>
          <table:table-cell office:value-type="float" office:value="102.019775" calcext:value-type="float">
            <text:p>102.019775</text:p>
          </table:table-cell>
          <table:table-cell office:value-type="float" office:value="93.02387986" calcext:value-type="float">
            <text:p>93.02387986</text:p>
          </table:table-cell>
          <table:table-cell office:value-type="float" office:value="93.3451099655185" calcext:value-type="float">
            <text:p>93.3451099655185</text:p>
          </table:table-cell>
          <table:table-cell office:value-type="float" office:value="92.0514975" calcext:value-type="float">
            <text:p>92.0514975</text:p>
          </table:table-cell>
          <table:table-cell table:number-columns-repeated="2" office:value-type="float" office:value="92.723265" calcext:value-type="float">
            <text:p>92.723265</text:p>
          </table:table-cell>
          <table:table-cell office:value-type="float" office:value="0.671767500000001" calcext:value-type="float">
            <text:p>0.671767500000001</text:p>
          </table:table-cell>
          <table:table-cell office:value-type="float" office:value="10.514345" calcext:value-type="float">
            <text:p>10.514345</text:p>
          </table:table-cell>
          <table:table-cell office:value-type="float" office:value="3.88711083982667" calcext:value-type="float">
            <text:p>3.88711083982667</text:p>
          </table:table-cell>
        </table:table-row>
        <table:table-row table:style-name="ro2">
          <table:table-cell office:value-type="string" calcext:value-type="string">
            <text:p>w2</text:p>
          </table:table-cell>
          <table:table-cell office:value-type="float" office:value="100" calcext:value-type="float">
            <text:p>100</text:p>
          </table:table-cell>
          <table:table-cell office:value-type="float" office:value="91.60922627" calcext:value-type="float">
            <text:p>91.60922627</text:p>
          </table:table-cell>
          <table:table-cell office:value-type="float" office:value="0.391645569244161" calcext:value-type="float">
            <text:p>0.391645569244161</text:p>
          </table:table-cell>
          <table:table-cell office:value-type="float" office:value="90.742004" calcext:value-type="float">
            <text:p>90.742004</text:p>
          </table:table-cell>
          <table:table-cell office:value-type="float" office:value="91.354165" calcext:value-type="float">
            <text:p>91.354165</text:p>
          </table:table-cell>
          <table:table-cell office:value-type="float" office:value="91.51262" calcext:value-type="float">
            <text:p>91.51262</text:p>
          </table:table-cell>
          <table:table-cell office:value-type="float" office:value="91.7879175" calcext:value-type="float">
            <text:p>91.7879175</text:p>
          </table:table-cell>
          <table:table-cell office:value-type="float" office:value="92.50964" calcext:value-type="float">
            <text:p>92.50964</text:p>
          </table:table-cell>
          <table:table-cell office:value-type="float" office:value="91.560923135" calcext:value-type="float">
            <text:p>91.560923135</text:p>
          </table:table-cell>
          <table:table-cell office:value-type="float" office:value="91.6100550713591" calcext:value-type="float">
            <text:p>91.6100550713591</text:p>
          </table:table-cell>
          <table:table-cell office:value-type="float" office:value="91.354165" calcext:value-type="float">
            <text:p>91.354165</text:p>
          </table:table-cell>
          <table:table-cell table:number-columns-repeated="2" office:value-type="float" office:value="91.51262" calcext:value-type="float">
            <text:p>91.51262</text:p>
          </table:table-cell>
          <table:table-cell office:value-type="float" office:value="0.158454999999989" calcext:value-type="float">
            <text:p>0.158454999999989</text:p>
          </table:table-cell>
          <table:table-cell office:value-type="float" office:value="1.767636" calcext:value-type="float">
            <text:p>1.767636</text:p>
          </table:table-cell>
          <table:table-cell office:value-type="float" office:value="0.153386251908583" calcext:value-type="float">
            <text:p>0.153386251908583</text:p>
          </table:table-cell>
        </table:table-row>
        <table:table-row table:style-name="ro2">
          <table:table-cell office:value-type="string" calcext:value-type="string">
            <text:p>w3</text:p>
          </table:table-cell>
          <table:table-cell office:value-type="float" office:value="100" calcext:value-type="float">
            <text:p>100</text:p>
          </table:table-cell>
          <table:table-cell office:value-type="float" office:value="93.92841643" calcext:value-type="float">
            <text:p>93.92841643</text:p>
          </table:table-cell>
          <table:table-cell office:value-type="float" office:value="7.66853588893356" calcext:value-type="float">
            <text:p>7.66853588893356</text:p>
          </table:table-cell>
          <table:table-cell office:value-type="float" office:value="84.094635" calcext:value-type="float">
            <text:p>84.094635</text:p>
          </table:table-cell>
          <table:table-cell office:value-type="float" office:value="87.635015" calcext:value-type="float">
            <text:p>87.635015</text:p>
          </table:table-cell>
          <table:table-cell office:value-type="float" office:value="91.401215" calcext:value-type="float">
            <text:p>91.401215</text:p>
          </table:table-cell>
          <table:table-cell office:value-type="float" office:value="99.90959" calcext:value-type="float">
            <text:p>99.90959</text:p>
          </table:table-cell>
          <table:table-cell office:value-type="float" office:value="108.310425" calcext:value-type="float">
            <text:p>108.310425</text:p>
          </table:table-cell>
          <table:table-cell office:value-type="float" office:value="92.664815715" calcext:value-type="float">
            <text:p>92.664815715</text:p>
          </table:table-cell>
          <table:table-cell office:value-type="float" office:value="94.2378150813173" calcext:value-type="float">
            <text:p>94.2378150813173</text:p>
          </table:table-cell>
          <table:table-cell office:value-type="float" office:value="87.635015" calcext:value-type="float">
            <text:p>87.635015</text:p>
          </table:table-cell>
          <table:table-cell table:number-columns-repeated="2" office:value-type="float" office:value="91.401215" calcext:value-type="float">
            <text:p>91.401215</text:p>
          </table:table-cell>
          <table:table-cell office:value-type="float" office:value="3.76619999999998" calcext:value-type="float">
            <text:p>3.76619999999998</text:p>
          </table:table-cell>
          <table:table-cell office:value-type="float" office:value="24.21579" calcext:value-type="float">
            <text:p>24.21579</text:p>
          </table:table-cell>
          <table:table-cell office:value-type="float" office:value="58.8064426798621" calcext:value-type="float">
            <text:p>58.8064426798621</text:p>
          </table:table-cell>
        </table:table-row>
        <table:table-row table:style-name="ro2">
          <table:table-cell office:value-type="string" calcext:value-type="string">
            <text:p>w4</text:p>
          </table:table-cell>
          <table:table-cell office:value-type="float" office:value="100" calcext:value-type="float">
            <text:p>100</text:p>
          </table:table-cell>
          <table:table-cell office:value-type="float" office:value="103.15095884" calcext:value-type="float">
            <text:p>103.15095884</text:p>
          </table:table-cell>
          <table:table-cell office:value-type="float" office:value="6.24741176785855" calcext:value-type="float">
            <text:p>6.24741176785855</text:p>
          </table:table-cell>
          <table:table-cell office:value-type="float" office:value="93.77533" calcext:value-type="float">
            <text:p>93.77533</text:p>
          </table:table-cell>
          <table:table-cell office:value-type="float" office:value="96.7116525" calcext:value-type="float">
            <text:p>96.7116525</text:p>
          </table:table-cell>
          <table:table-cell office:value-type="float" office:value="104.40347" calcext:value-type="float">
            <text:p>104.40347</text:p>
          </table:table-cell>
          <table:table-cell office:value-type="float" office:value="108.305015" calcext:value-type="float">
            <text:p>108.305015</text:p>
          </table:table-cell>
          <table:table-cell office:value-type="float" office:value="112.42761" calcext:value-type="float">
            <text:p>112.42761</text:p>
          </table:table-cell>
          <table:table-cell office:value-type="float" office:value="101.57547942" calcext:value-type="float">
            <text:p>101.57547942</text:p>
          </table:table-cell>
          <table:table-cell office:value-type="float" office:value="103.338086695422" calcext:value-type="float">
            <text:p>103.338086695422</text:p>
          </table:table-cell>
          <table:table-cell office:value-type="float" office:value="96.7116525" calcext:value-type="float">
            <text:p>96.7116525</text:p>
          </table:table-cell>
          <table:table-cell table:number-columns-repeated="2" office:value-type="float" office:value="104.40347" calcext:value-type="float">
            <text:p>104.40347</text:p>
          </table:table-cell>
          <table:table-cell office:value-type="float" office:value="7.6918175" calcext:value-type="float">
            <text:p>7.6918175</text:p>
          </table:table-cell>
          <table:table-cell office:value-type="float" office:value="18.65228" calcext:value-type="float">
            <text:p>18.65228</text:p>
          </table:table-cell>
          <table:table-cell office:value-type="float" office:value="39.0301537971775" calcext:value-type="float">
            <text:p>39.0301537971775</text:p>
          </table:table-cell>
        </table:table-row>
        <table:table-row table:style-name="ro2">
          <table:table-cell office:value-type="string" calcext:value-type="string">
            <text:p>w5</text:p>
          </table:table-cell>
          <table:table-cell office:value-type="float" office:value="100" calcext:value-type="float">
            <text:p>100</text:p>
          </table:table-cell>
          <table:table-cell office:value-type="float" office:value="92.36713408" calcext:value-type="float">
            <text:p>92.36713408</text:p>
          </table:table-cell>
          <table:table-cell office:value-type="float" office:value="1.60129845845002" calcext:value-type="float">
            <text:p>1.60129845845002</text:p>
          </table:table-cell>
          <table:table-cell office:value-type="float" office:value="89.22125" calcext:value-type="float">
            <text:p>89.22125</text:p>
          </table:table-cell>
          <table:table-cell office:value-type="float" office:value="91.3410495" calcext:value-type="float">
            <text:p>91.3410495</text:p>
          </table:table-cell>
          <table:table-cell office:value-type="float" office:value="92.39609" calcext:value-type="float">
            <text:p>92.39609</text:p>
          </table:table-cell>
          <table:table-cell office:value-type="float" office:value="93.579874" calcext:value-type="float">
            <text:p>93.579874</text:p>
          </table:table-cell>
          <table:table-cell office:value-type="float" office:value="95.480774" calcext:value-type="float">
            <text:p>95.480774</text:p>
          </table:table-cell>
          <table:table-cell office:value-type="float" office:value="92.38161204" calcext:value-type="float">
            <text:p>92.38161204</text:p>
          </table:table-cell>
          <table:table-cell office:value-type="float" office:value="92.3808744997481" calcext:value-type="float">
            <text:p>92.3808744997481</text:p>
          </table:table-cell>
          <table:table-cell office:value-type="float" office:value="91.3410495" calcext:value-type="float">
            <text:p>91.3410495</text:p>
          </table:table-cell>
          <table:table-cell table:number-columns-repeated="2" office:value-type="float" office:value="92.39609" calcext:value-type="float">
            <text:p>92.39609</text:p>
          </table:table-cell>
          <table:table-cell office:value-type="float" office:value="1.05504050000002" calcext:value-type="float">
            <text:p>1.05504050000002</text:p>
          </table:table-cell>
          <table:table-cell office:value-type="float" office:value="6.259524" calcext:value-type="float">
            <text:p>6.259524</text:p>
          </table:table-cell>
          <table:table-cell office:value-type="float" office:value="2.56415675303442" calcext:value-type="float">
            <text:p>2.56415675303442</text:p>
          </table:table-cell>
        </table:table-row>
        <table:table-row table:style-name="ro2">
          <table:table-cell office:value-type="string" calcext:value-type="string">
            <text:p>w6</text:p>
          </table:table-cell>
          <table:table-cell office:value-type="float" office:value="100" calcext:value-type="float">
            <text:p>100</text:p>
          </table:table-cell>
          <table:table-cell office:value-type="float" office:value="91.43213693" calcext:value-type="float">
            <text:p>91.43213693</text:p>
          </table:table-cell>
          <table:table-cell office:value-type="float" office:value="1.80750977875414" calcext:value-type="float">
            <text:p>1.80750977875414</text:p>
          </table:table-cell>
          <table:table-cell office:value-type="float" office:value="87.4375" calcext:value-type="float">
            <text:p>87.4375</text:p>
          </table:table-cell>
          <table:table-cell office:value-type="float" office:value="90.03135625" calcext:value-type="float">
            <text:p>90.03135625</text:p>
          </table:table-cell>
          <table:table-cell office:value-type="float" office:value="90.97525" calcext:value-type="float">
            <text:p>90.97525</text:p>
          </table:table-cell>
          <table:table-cell office:value-type="float" office:value="93.11521" calcext:value-type="float">
            <text:p>93.11521</text:p>
          </table:table-cell>
          <table:table-cell office:value-type="float" office:value="94.93741" calcext:value-type="float">
            <text:p>94.93741</text:p>
          </table:table-cell>
          <table:table-cell office:value-type="float" office:value="91.203693465" calcext:value-type="float">
            <text:p>91.203693465</text:p>
          </table:table-cell>
          <table:table-cell office:value-type="float" office:value="91.4498227678466" calcext:value-type="float">
            <text:p>91.4498227678466</text:p>
          </table:table-cell>
          <table:table-cell office:value-type="float" office:value="90.03135625" calcext:value-type="float">
            <text:p>90.03135625</text:p>
          </table:table-cell>
          <table:table-cell table:number-columns-repeated="2" office:value-type="float" office:value="90.97525" calcext:value-type="float">
            <text:p>90.97525</text:p>
          </table:table-cell>
          <table:table-cell office:value-type="float" office:value="0.943893750000001" calcext:value-type="float">
            <text:p>0.943893750000001</text:p>
          </table:table-cell>
          <table:table-cell office:value-type="float" office:value="7.49991" calcext:value-type="float">
            <text:p>7.49991</text:p>
          </table:table-cell>
          <table:table-cell office:value-type="float" office:value="3.26709160029185" calcext:value-type="float">
            <text:p>3.26709160029185</text:p>
          </table:table-cell>
        </table:table-row>
        <table:table-row table:style-name="ro2">
          <table:table-cell office:value-type="string" calcext:value-type="string">
            <text:p>w7</text:p>
          </table:table-cell>
          <table:table-cell office:value-type="float" office:value="100" calcext:value-type="float">
            <text:p>100</text:p>
          </table:table-cell>
          <table:table-cell office:value-type="float" office:value="91.03582943" calcext:value-type="float">
            <text:p>91.03582943</text:p>
          </table:table-cell>
          <table:table-cell office:value-type="float" office:value="1.20684927358284" calcext:value-type="float">
            <text:p>1.20684927358284</text:p>
          </table:table-cell>
          <table:table-cell office:value-type="float" office:value="88.77634" calcext:value-type="float">
            <text:p>88.77634</text:p>
          </table:table-cell>
          <table:table-cell office:value-type="float" office:value="90.1161925" calcext:value-type="float">
            <text:p>90.1161925</text:p>
          </table:table-cell>
          <table:table-cell office:value-type="float" office:value="90.8016825" calcext:value-type="float">
            <text:p>90.8016825</text:p>
          </table:table-cell>
          <table:table-cell office:value-type="float" office:value="91.905015" calcext:value-type="float">
            <text:p>91.905015</text:p>
          </table:table-cell>
          <table:table-cell office:value-type="float" office:value="93.64169" calcext:value-type="float">
            <text:p>93.64169</text:p>
          </table:table-cell>
          <table:table-cell office:value-type="float" office:value="90.918755965" calcext:value-type="float">
            <text:p>90.918755965</text:p>
          </table:table-cell>
          <table:table-cell office:value-type="float" office:value="91.0437486065107" calcext:value-type="float">
            <text:p>91.0437486065107</text:p>
          </table:table-cell>
          <table:table-cell office:value-type="float" office:value="90.1161925" calcext:value-type="float">
            <text:p>90.1161925</text:p>
          </table:table-cell>
          <table:table-cell table:number-columns-repeated="2" office:value-type="float" office:value="90.8016825" calcext:value-type="float">
            <text:p>90.8016825</text:p>
          </table:table-cell>
          <table:table-cell office:value-type="float" office:value="0.685489999999987" calcext:value-type="float">
            <text:p>0.685489999999987</text:p>
          </table:table-cell>
          <table:table-cell office:value-type="float" office:value="4.86534999999999" calcext:value-type="float">
            <text:p>4.86534999999999</text:p>
          </table:table-cell>
          <table:table-cell office:value-type="float" office:value="1.45648516914742" calcext:value-type="float">
            <text:p>1.45648516914742</text:p>
          </table:table-cell>
        </table:table-row>
        <table:table-row table:style-name="ro2">
          <table:table-cell office:value-type="string" calcext:value-type="string">
            <text:p>w8</text:p>
          </table:table-cell>
          <table:table-cell office:value-type="float" office:value="100" calcext:value-type="float">
            <text:p>100</text:p>
          </table:table-cell>
          <table:table-cell office:value-type="float" office:value="91.98081085" calcext:value-type="float">
            <text:p>91.98081085</text:p>
          </table:table-cell>
          <table:table-cell office:value-type="float" office:value="1.58410759818552" calcext:value-type="float">
            <text:p>1.58410759818552</text:p>
          </table:table-cell>
          <table:table-cell office:value-type="float" office:value="88.72568" calcext:value-type="float">
            <text:p>88.72568</text:p>
          </table:table-cell>
          <table:table-cell office:value-type="float" office:value="90.532974" calcext:value-type="float">
            <text:p>90.532974</text:p>
          </table:table-cell>
          <table:table-cell office:value-type="float" office:value="92.309173" calcext:value-type="float">
            <text:p>92.309173</text:p>
          </table:table-cell>
          <table:table-cell office:value-type="float" office:value="93.116835" calcext:value-type="float">
            <text:p>93.116835</text:p>
          </table:table-cell>
          <table:table-cell office:value-type="float" office:value="94.84192" calcext:value-type="float">
            <text:p>94.84192</text:p>
          </table:table-cell>
          <table:table-cell office:value-type="float" office:value="92.144991925" calcext:value-type="float">
            <text:p>92.144991925</text:p>
          </table:table-cell>
          <table:table-cell office:value-type="float" office:value="91.9943143217953" calcext:value-type="float">
            <text:p>91.9943143217953</text:p>
          </table:table-cell>
          <table:table-cell office:value-type="float" office:value="90.532974" calcext:value-type="float">
            <text:p>90.532974</text:p>
          </table:table-cell>
          <table:table-cell table:number-columns-repeated="2" office:value-type="float" office:value="92.309173" calcext:value-type="float">
            <text:p>92.309173</text:p>
          </table:table-cell>
          <table:table-cell office:value-type="float" office:value="1.77619900000001" calcext:value-type="float">
            <text:p>1.77619900000001</text:p>
          </table:table-cell>
          <table:table-cell office:value-type="float" office:value="6.11623999999999" calcext:value-type="float">
            <text:p>6.11623999999999</text:p>
          </table:table-cell>
          <table:table-cell office:value-type="float" office:value="2.5093968826291" calcext:value-type="float">
            <text:p>2.5093968826291</text:p>
          </table:table-cell>
        </table:table-row>
        <table:table-row table:style-name="ro2">
          <table:table-cell office:value-type="string" calcext:value-type="string">
            <text:p>w9</text:p>
          </table:table-cell>
          <table:table-cell office:value-type="float" office:value="100" calcext:value-type="float">
            <text:p>100</text:p>
          </table:table-cell>
          <table:table-cell office:value-type="float" office:value="88.696762" calcext:value-type="float">
            <text:p>88.696762</text:p>
          </table:table-cell>
          <table:table-cell office:value-type="float" office:value="3.20504716886355" calcext:value-type="float">
            <text:p>3.20504716886355</text:p>
          </table:table-cell>
          <table:table-cell office:value-type="float" office:value="83.30426" calcext:value-type="float">
            <text:p>83.30426</text:p>
          </table:table-cell>
          <table:table-cell office:value-type="float" office:value="85.6293725" calcext:value-type="float">
            <text:p>85.6293725</text:p>
          </table:table-cell>
          <table:table-cell office:value-type="float" office:value="89.0427245" calcext:value-type="float">
            <text:p>89.0427245</text:p>
          </table:table-cell>
          <table:table-cell office:value-type="float" office:value="91.1189775" calcext:value-type="float">
            <text:p>91.1189775</text:p>
          </table:table-cell>
          <table:table-cell office:value-type="float" office:value="95.00769" calcext:value-type="float">
            <text:p>95.00769</text:p>
          </table:table-cell>
          <table:table-cell office:value-type="float" office:value="88.86974325" calcext:value-type="float">
            <text:p>88.86974325</text:p>
          </table:table-cell>
          <table:table-cell office:value-type="float" office:value="88.7540714185312" calcext:value-type="float">
            <text:p>88.7540714185312</text:p>
          </table:table-cell>
          <table:table-cell office:value-type="float" office:value="85.6293725" calcext:value-type="float">
            <text:p>85.6293725</text:p>
          </table:table-cell>
          <table:table-cell table:number-columns-repeated="2" office:value-type="float" office:value="89.0427245" calcext:value-type="float">
            <text:p>89.0427245</text:p>
          </table:table-cell>
          <table:table-cell office:value-type="float" office:value="3.41335199999999" calcext:value-type="float">
            <text:p>3.41335199999999</text:p>
          </table:table-cell>
          <table:table-cell office:value-type="float" office:value="11.70343" calcext:value-type="float">
            <text:p>11.70343</text:p>
          </table:table-cell>
          <table:table-cell office:value-type="float" office:value="10.2723273546403" calcext:value-type="float">
            <text:p>10.2723273546403</text:p>
          </table:table-cell>
        </table:table-row>
        <table:table-row table:style-name="ro2">
          <table:table-cell office:value-type="string" calcext:value-type="string">
            <text:p>w10</text:p>
          </table:table-cell>
          <table:table-cell office:value-type="float" office:value="100" calcext:value-type="float">
            <text:p>100</text:p>
          </table:table-cell>
          <table:table-cell office:value-type="float" office:value="94.22143407" calcext:value-type="float">
            <text:p>94.22143407</text:p>
          </table:table-cell>
          <table:table-cell office:value-type="float" office:value="1.30537918933542" calcext:value-type="float">
            <text:p>1.30537918933542</text:p>
          </table:table-cell>
          <table:table-cell office:value-type="float" office:value="91.87134" calcext:value-type="float">
            <text:p>91.87134</text:p>
          </table:table-cell>
          <table:table-cell office:value-type="float" office:value="92.978355" calcext:value-type="float">
            <text:p>92.978355</text:p>
          </table:table-cell>
          <table:table-cell office:value-type="float" office:value="94.319995" calcext:value-type="float">
            <text:p>94.319995</text:p>
          </table:table-cell>
          <table:table-cell office:value-type="float" office:value="95.1140445" calcext:value-type="float">
            <text:p>95.1140445</text:p>
          </table:table-cell>
          <table:table-cell office:value-type="float" office:value="96.97171" calcext:value-type="float">
            <text:p>96.97171</text:p>
          </table:table-cell>
          <table:table-cell office:value-type="float" office:value="94.270714535" calcext:value-type="float">
            <text:p>94.270714535</text:p>
          </table:table-cell>
          <table:table-cell office:value-type="float" office:value="94.2303858258419" calcext:value-type="float">
            <text:p>94.2303858258419</text:p>
          </table:table-cell>
          <table:table-cell office:value-type="float" office:value="92.978355" calcext:value-type="float">
            <text:p>92.978355</text:p>
          </table:table-cell>
          <table:table-cell table:number-columns-repeated="2" office:value-type="float" office:value="94.319995" calcext:value-type="float">
            <text:p>94.319995</text:p>
          </table:table-cell>
          <table:table-cell office:value-type="float" office:value="1.34164000000001" calcext:value-type="float">
            <text:p>1.34164000000001</text:p>
          </table:table-cell>
          <table:table-cell office:value-type="float" office:value="5.10037" calcext:value-type="float">
            <text:p>5.10037</text:p>
          </table:table-cell>
          <table:table-cell office:value-type="float" office:value="1.70401482795" calcext:value-type="float">
            <text:p>1.70401482795</text:p>
          </table:table-cell>
        </table:table-row>
        <table:table-row table:style-name="ro2">
          <table:table-cell office:value-type="string" calcext:value-type="string">
            <text:p>w11</text:p>
          </table:table-cell>
          <table:table-cell office:value-type="float" office:value="100" calcext:value-type="float">
            <text:p>100</text:p>
          </table:table-cell>
          <table:table-cell office:value-type="float" office:value="100.18044155" calcext:value-type="float">
            <text:p>100.18044155</text:p>
          </table:table-cell>
          <table:table-cell office:value-type="float" office:value="2.95409048360271" calcext:value-type="float">
            <text:p>2.95409048360271</text:p>
          </table:table-cell>
          <table:table-cell office:value-type="float" office:value="96.29724" calcext:value-type="float">
            <text:p>96.29724</text:p>
          </table:table-cell>
          <table:table-cell office:value-type="float" office:value="97.909867" calcext:value-type="float">
            <text:p>97.909867</text:p>
          </table:table-cell>
          <table:table-cell office:value-type="float" office:value="99.29683" calcext:value-type="float">
            <text:p>99.29683</text:p>
          </table:table-cell>
          <table:table-cell office:value-type="float" office:value="101.4377725" calcext:value-type="float">
            <text:p>101.4377725</text:p>
          </table:table-cell>
          <table:table-cell office:value-type="float" office:value="109.8663" calcext:value-type="float">
            <text:p>109.8663</text:p>
          </table:table-cell>
          <table:table-cell office:value-type="float" office:value="99.648415" calcext:value-type="float">
            <text:p>99.648415</text:p>
          </table:table-cell>
          <table:table-cell office:value-type="float" office:value="100.223551390042" calcext:value-type="float">
            <text:p>100.223551390042</text:p>
          </table:table-cell>
          <table:table-cell office:value-type="float" office:value="97.909867" calcext:value-type="float">
            <text:p>97.909867</text:p>
          </table:table-cell>
          <table:table-cell table:number-columns-repeated="2" office:value-type="float" office:value="99.29683" calcext:value-type="float">
            <text:p>99.29683</text:p>
          </table:table-cell>
          <table:table-cell office:value-type="float" office:value="1.38696299999999" calcext:value-type="float">
            <text:p>1.38696299999999</text:p>
          </table:table-cell>
          <table:table-cell office:value-type="float" office:value="13.56906" calcext:value-type="float">
            <text:p>13.56906</text:p>
          </table:table-cell>
          <table:table-cell office:value-type="float" office:value="8.72665058531211" calcext:value-type="float">
            <text:p>8.72665058531211</text:p>
          </table:table-cell>
        </table:table-row>
        <table:table-row table:style-name="ro2">
          <table:table-cell office:value-type="string" calcext:value-type="string">
            <text:p>w12</text:p>
          </table:table-cell>
          <table:table-cell office:value-type="float" office:value="100" calcext:value-type="float">
            <text:p>100</text:p>
          </table:table-cell>
          <table:table-cell office:value-type="float" office:value="133.8292498" calcext:value-type="float">
            <text:p>133.8292498</text:p>
          </table:table-cell>
          <table:table-cell office:value-type="float" office:value="12.5632849149533" calcext:value-type="float">
            <text:p>12.5632849149533</text:p>
          </table:table-cell>
          <table:table-cell office:value-type="float" office:value="109.263794" calcext:value-type="float">
            <text:p>109.263794</text:p>
          </table:table-cell>
          <table:table-cell office:value-type="float" office:value="121.82212125" calcext:value-type="float">
            <text:p>121.82212125</text:p>
          </table:table-cell>
          <table:table-cell office:value-type="float" office:value="137.36069" calcext:value-type="float">
            <text:p>137.36069</text:p>
          </table:table-cell>
          <table:table-cell office:value-type="float" office:value="143.8049" calcext:value-type="float">
            <text:p>143.8049</text:p>
          </table:table-cell>
          <table:table-cell office:value-type="float" office:value="151.65747" calcext:value-type="float">
            <text:p>151.65747</text:p>
          </table:table-cell>
          <table:table-cell office:value-type="float" office:value="127.825685525" calcext:value-type="float">
            <text:p>127.825685525</text:p>
          </table:table-cell>
          <table:table-cell office:value-type="float" office:value="134.411777268982" calcext:value-type="float">
            <text:p>134.411777268982</text:p>
          </table:table-cell>
          <table:table-cell office:value-type="float" office:value="121.82212125" calcext:value-type="float">
            <text:p>121.82212125</text:p>
          </table:table-cell>
          <table:table-cell table:number-columns-repeated="2" office:value-type="float" office:value="137.36069" calcext:value-type="float">
            <text:p>137.36069</text:p>
          </table:table-cell>
          <table:table-cell office:value-type="float" office:value="15.53856875" calcext:value-type="float">
            <text:p>15.53856875</text:p>
          </table:table-cell>
          <table:table-cell office:value-type="float" office:value="42.393676" calcext:value-type="float">
            <text:p>42.393676</text:p>
          </table:table-cell>
          <table:table-cell office:value-type="float" office:value="157.836127854293" calcext:value-type="float">
            <text:p>157.836127854293</text:p>
          </table:table-cell>
        </table:table-row>
        <table:table-row table:style-name="ro2">
          <table:table-cell office:value-type="string" calcext:value-type="string">
            <text:p>w13</text:p>
          </table:table-cell>
          <table:table-cell office:value-type="float" office:value="100" calcext:value-type="float">
            <text:p>100</text:p>
          </table:table-cell>
          <table:table-cell office:value-type="float" office:value="153.5741224" calcext:value-type="float">
            <text:p>153.5741224</text:p>
          </table:table-cell>
          <table:table-cell office:value-type="float" office:value="1.46425530055461" calcext:value-type="float">
            <text:p>1.46425530055461</text:p>
          </table:table-cell>
          <table:table-cell office:value-type="float" office:value="151.41284" calcext:value-type="float">
            <text:p>151.41284</text:p>
          </table:table-cell>
          <table:table-cell office:value-type="float" office:value="152.516325" calcext:value-type="float">
            <text:p>152.516325</text:p>
          </table:table-cell>
          <table:table-cell office:value-type="float" office:value="153.03653" calcext:value-type="float">
            <text:p>153.03653</text:p>
          </table:table-cell>
          <table:table-cell office:value-type="float" office:value="154.6265775" calcext:value-type="float">
            <text:p>154.6265775</text:p>
          </table:table-cell>
          <table:table-cell office:value-type="float" office:value="157.30377" calcext:value-type="float">
            <text:p>157.30377</text:p>
          </table:table-cell>
          <table:table-cell office:value-type="float" office:value="152.7764275" calcext:value-type="float">
            <text:p>152.7764275</text:p>
          </table:table-cell>
          <table:table-cell office:value-type="float" office:value="153.58103292425" calcext:value-type="float">
            <text:p>153.58103292425</text:p>
          </table:table-cell>
          <table:table-cell office:value-type="float" office:value="152.516325" calcext:value-type="float">
            <text:p>152.516325</text:p>
          </table:table-cell>
          <table:table-cell table:number-columns-repeated="2" office:value-type="float" office:value="153.03653" calcext:value-type="float">
            <text:p>153.03653</text:p>
          </table:table-cell>
          <table:table-cell office:value-type="float" office:value="0.520205000000004" calcext:value-type="float">
            <text:p>0.520205000000004</text:p>
          </table:table-cell>
          <table:table-cell office:value-type="float" office:value="5.89093" calcext:value-type="float">
            <text:p>5.89093</text:p>
          </table:table-cell>
          <table:table-cell office:value-type="float" office:value="2.14404358520226" calcext:value-type="float">
            <text:p>2.14404358520226</text:p>
          </table:table-cell>
        </table:table-row>
        <table:table-row table:style-name="ro2">
          <table:table-cell office:value-type="string" calcext:value-type="string">
            <text:p>w14</text:p>
          </table:table-cell>
          <table:table-cell office:value-type="float" office:value="100" calcext:value-type="float">
            <text:p>100</text:p>
          </table:table-cell>
          <table:table-cell office:value-type="float" office:value="156.4094528" calcext:value-type="float">
            <text:p>156.4094528</text:p>
          </table:table-cell>
          <table:table-cell office:value-type="float" office:value="2.88111634099662" calcext:value-type="float">
            <text:p>2.88111634099662</text:p>
          </table:table-cell>
          <table:table-cell office:value-type="float" office:value="152.03162" calcext:value-type="float">
            <text:p>152.03162</text:p>
          </table:table-cell>
          <table:table-cell office:value-type="float" office:value="153.26001" calcext:value-type="float">
            <text:p>153.26001</text:p>
          </table:table-cell>
          <table:table-cell office:value-type="float" office:value="156.65518" calcext:value-type="float">
            <text:p>156.65518</text:p>
          </table:table-cell>
          <table:table-cell office:value-type="float" office:value="159.0787525" calcext:value-type="float">
            <text:p>159.0787525</text:p>
          </table:table-cell>
          <table:table-cell office:value-type="float" office:value="160.65881" calcext:value-type="float">
            <text:p>160.65881</text:p>
          </table:table-cell>
          <table:table-cell office:value-type="float" office:value="154.8347314" calcext:value-type="float">
            <text:p>154.8347314</text:p>
          </table:table-cell>
          <table:table-cell office:value-type="float" office:value="156.435720819294" calcext:value-type="float">
            <text:p>156.435720819294</text:p>
          </table:table-cell>
          <table:table-cell office:value-type="float" office:value="153.26001" calcext:value-type="float">
            <text:p>153.26001</text:p>
          </table:table-cell>
          <table:table-cell table:number-columns-repeated="2" office:value-type="float" office:value="156.65518" calcext:value-type="float">
            <text:p>156.65518</text:p>
          </table:table-cell>
          <table:table-cell office:value-type="float" office:value="3.39516999999995" calcext:value-type="float">
            <text:p>3.39516999999995</text:p>
          </table:table-cell>
          <table:table-cell office:value-type="float" office:value="8.62719000000001" calcext:value-type="float">
            <text:p>8.62719000000001</text:p>
          </table:table-cell>
          <table:table-cell office:value-type="float" office:value="8.30083137035774" calcext:value-type="float">
            <text:p>8.30083137035774</text:p>
          </table:table-cell>
        </table:table-row>
        <table:table-row table:style-name="ro2">
          <table:table-cell office:value-type="string" calcext:value-type="string">
            <text:p>w15</text:p>
          </table:table-cell>
          <table:table-cell office:value-type="float" office:value="100" calcext:value-type="float">
            <text:p>100</text:p>
          </table:table-cell>
          <table:table-cell office:value-type="float" office:value="148.1495511" calcext:value-type="float">
            <text:p>148.1495511</text:p>
          </table:table-cell>
          <table:table-cell office:value-type="float" office:value="1.28166702877947" calcext:value-type="float">
            <text:p>1.28166702877947</text:p>
          </table:table-cell>
          <table:table-cell office:value-type="float" office:value="145.43018" calcext:value-type="float">
            <text:p>145.43018</text:p>
          </table:table-cell>
          <table:table-cell office:value-type="float" office:value="147.518875" calcext:value-type="float">
            <text:p>147.518875</text:p>
          </table:table-cell>
          <table:table-cell office:value-type="float" office:value="148.186595" calcext:value-type="float">
            <text:p>148.186595</text:p>
          </table:table-cell>
          <table:table-cell office:value-type="float" office:value="148.751925" calcext:value-type="float">
            <text:p>148.751925</text:p>
          </table:table-cell>
          <table:table-cell office:value-type="float" office:value="151.85352" calcext:value-type="float">
            <text:p>151.85352</text:p>
          </table:table-cell>
          <table:table-cell office:value-type="float" office:value="147.83421305" calcext:value-type="float">
            <text:p>147.83421305</text:p>
          </table:table-cell>
          <table:table-cell office:value-type="float" office:value="148.155039518744" calcext:value-type="float">
            <text:p>148.155039518744</text:p>
          </table:table-cell>
          <table:table-cell office:value-type="float" office:value="147.518875" calcext:value-type="float">
            <text:p>147.518875</text:p>
          </table:table-cell>
          <table:table-cell table:number-columns-repeated="2" office:value-type="float" office:value="148.186595" calcext:value-type="float">
            <text:p>148.186595</text:p>
          </table:table-cell>
          <table:table-cell office:value-type="float" office:value="0.667719999999974" calcext:value-type="float">
            <text:p>0.667719999999974</text:p>
          </table:table-cell>
          <table:table-cell office:value-type="float" office:value="6.42334" calcext:value-type="float">
            <text:p>6.42334</text:p>
          </table:table-cell>
          <table:table-cell office:value-type="float" office:value="1.64267037266039" calcext:value-type="float">
            <text:p>1.64267037266039</text:p>
          </table:table-cell>
        </table:table-row>
        <table:table-row table:style-name="ro2">
          <table:table-cell office:value-type="string" calcext:value-type="string">
            <text:p>w16</text:p>
          </table:table-cell>
          <table:table-cell office:value-type="float" office:value="100" calcext:value-type="float">
            <text:p>100</text:p>
          </table:table-cell>
          <table:table-cell office:value-type="float" office:value="145.5480753" calcext:value-type="float">
            <text:p>145.5480753</text:p>
          </table:table-cell>
          <table:table-cell office:value-type="float" office:value="1.28707588951727" calcext:value-type="float">
            <text:p>1.28707588951727</text:p>
          </table:table-cell>
          <table:table-cell office:value-type="float" office:value="142.8689" calcext:value-type="float">
            <text:p>142.8689</text:p>
          </table:table-cell>
          <table:table-cell office:value-type="float" office:value="144.6834675" calcext:value-type="float">
            <text:p>144.6834675</text:p>
          </table:table-cell>
          <table:table-cell office:value-type="float" office:value="145.631825" calcext:value-type="float">
            <text:p>145.631825</text:p>
          </table:table-cell>
          <table:table-cell office:value-type="float" office:value="146.42023" calcext:value-type="float">
            <text:p>146.42023</text:p>
          </table:table-cell>
          <table:table-cell office:value-type="float" office:value="147.83905" calcext:value-type="float">
            <text:p>147.83905</text:p>
          </table:table-cell>
          <table:table-cell office:value-type="float" office:value="145.1157714" calcext:value-type="float">
            <text:p>145.1157714</text:p>
          </table:table-cell>
          <table:table-cell office:value-type="float" office:value="145.553709063824" calcext:value-type="float">
            <text:p>145.553709063824</text:p>
          </table:table-cell>
          <table:table-cell office:value-type="float" office:value="144.6834675" calcext:value-type="float">
            <text:p>144.6834675</text:p>
          </table:table-cell>
          <table:table-cell table:number-columns-repeated="2" office:value-type="float" office:value="145.631825" calcext:value-type="float">
            <text:p>145.631825</text:p>
          </table:table-cell>
          <table:table-cell office:value-type="float" office:value="0.948357500000014" calcext:value-type="float">
            <text:p>0.948357500000014</text:p>
          </table:table-cell>
          <table:table-cell office:value-type="float" office:value="4.97014999999999" calcext:value-type="float">
            <text:p>4.97014999999999</text:p>
          </table:table-cell>
          <table:table-cell office:value-type="float" office:value="1.65656434537667" calcext:value-type="float">
            <text:p>1.65656434537667</text:p>
          </table:table-cell>
        </table:table-row>
        <table:table-row table:style-name="ro2">
          <table:table-cell office:value-type="string" calcext:value-type="string">
            <text:p>w17</text:p>
          </table:table-cell>
          <table:table-cell office:value-type="float" office:value="100" calcext:value-type="float">
            <text:p>100</text:p>
          </table:table-cell>
          <table:table-cell office:value-type="float" office:value="132.64591176" calcext:value-type="float">
            <text:p>132.64591176</text:p>
          </table:table-cell>
          <table:table-cell office:value-type="float" office:value="10.916372115886" calcext:value-type="float">
            <text:p>10.916372115886</text:p>
          </table:table-cell>
          <table:table-cell office:value-type="float" office:value="111.509155" calcext:value-type="float">
            <text:p>111.509155</text:p>
          </table:table-cell>
          <table:table-cell office:value-type="float" office:value="123.7850215" calcext:value-type="float">
            <text:p>123.7850215</text:p>
          </table:table-cell>
          <table:table-cell office:value-type="float" office:value="133.084315" calcext:value-type="float">
            <text:p>133.084315</text:p>
          </table:table-cell>
          <table:table-cell office:value-type="float" office:value="143.7683625" calcext:value-type="float">
            <text:p>143.7683625</text:p>
          </table:table-cell>
          <table:table-cell office:value-type="float" office:value="146.44702" calcext:value-type="float">
            <text:p>146.44702</text:p>
          </table:table-cell>
          <table:table-cell office:value-type="float" office:value="128.21546663" calcext:value-type="float">
            <text:p>128.21546663</text:p>
          </table:table-cell>
          <table:table-cell office:value-type="float" office:value="133.089869693424" calcext:value-type="float">
            <text:p>133.089869693424</text:p>
          </table:table-cell>
          <table:table-cell office:value-type="float" office:value="123.7850215" calcext:value-type="float">
            <text:p>123.7850215</text:p>
          </table:table-cell>
          <table:table-cell table:number-columns-repeated="2" office:value-type="float" office:value="133.084315" calcext:value-type="float">
            <text:p>133.084315</text:p>
          </table:table-cell>
          <table:table-cell office:value-type="float" office:value="9.2992935" calcext:value-type="float">
            <text:p>9.2992935</text:p>
          </table:table-cell>
          <table:table-cell office:value-type="float" office:value="34.937865" calcext:value-type="float">
            <text:p>34.937865</text:p>
          </table:table-cell>
          <table:table-cell office:value-type="float" office:value="119.167180172494" calcext:value-type="float">
            <text:p>119.167180172494</text:p>
          </table:table-cell>
        </table:table-row>
        <table:table-row table:style-name="ro2">
          <table:table-cell office:value-type="string" calcext:value-type="string">
            <text:p>w18</text:p>
          </table:table-cell>
          <table:table-cell office:value-type="float" office:value="100" calcext:value-type="float">
            <text:p>100</text:p>
          </table:table-cell>
          <table:table-cell office:value-type="float" office:value="98.13414734" calcext:value-type="float">
            <text:p>98.13414734</text:p>
          </table:table-cell>
          <table:table-cell office:value-type="float" office:value="5.43872571320075" calcext:value-type="float">
            <text:p>5.43872571320075</text:p>
          </table:table-cell>
          <table:table-cell office:value-type="float" office:value="92.8916" calcext:value-type="float">
            <text:p>92.8916</text:p>
          </table:table-cell>
          <table:table-cell office:value-type="float" office:value="94.07897875" calcext:value-type="float">
            <text:p>94.07897875</text:p>
          </table:table-cell>
          <table:table-cell office:value-type="float" office:value="95.781617" calcext:value-type="float">
            <text:p>95.781617</text:p>
          </table:table-cell>
          <table:table-cell office:value-type="float" office:value="101.5832765" calcext:value-type="float">
            <text:p>101.5832765</text:p>
          </table:table-cell>
          <table:table-cell office:value-type="float" office:value="111.08734" calcext:value-type="float">
            <text:p>111.08734</text:p>
          </table:table-cell>
          <table:table-cell office:value-type="float" office:value="96.95788217" calcext:value-type="float">
            <text:p>96.95788217</text:p>
          </table:table-cell>
          <table:table-cell office:value-type="float" office:value="98.2832377069377" calcext:value-type="float">
            <text:p>98.2832377069377</text:p>
          </table:table-cell>
          <table:table-cell office:value-type="float" office:value="94.07897875" calcext:value-type="float">
            <text:p>94.07897875</text:p>
          </table:table-cell>
          <table:table-cell table:number-columns-repeated="2" office:value-type="float" office:value="95.781617" calcext:value-type="float">
            <text:p>95.781617</text:p>
          </table:table-cell>
          <table:table-cell office:value-type="float" office:value="1.70263824999999" calcext:value-type="float">
            <text:p>1.70263824999999</text:p>
          </table:table-cell>
          <table:table-cell office:value-type="float" office:value="18.19574" calcext:value-type="float">
            <text:p>18.19574</text:p>
          </table:table-cell>
          <table:table-cell office:value-type="float" office:value="29.579737383431" calcext:value-type="float">
            <text:p>29.579737383431</text:p>
          </table:table-cell>
        </table:table-row>
        <table:table-row table:style-name="ro2">
          <table:table-cell office:value-type="string" calcext:value-type="string">
            <text:p>w19</text:p>
          </table:table-cell>
          <table:table-cell office:value-type="float" office:value="100" calcext:value-type="float">
            <text:p>100</text:p>
          </table:table-cell>
          <table:table-cell office:value-type="float" office:value="84.62702587" calcext:value-type="float">
            <text:p>84.62702587</text:p>
          </table:table-cell>
          <table:table-cell office:value-type="float" office:value="5.22035739543873" calcext:value-type="float">
            <text:p>5.22035739543873</text:p>
          </table:table-cell>
          <table:table-cell office:value-type="float" office:value="74.30957" calcext:value-type="float">
            <text:p>74.30957</text:p>
          </table:table-cell>
          <table:table-cell office:value-type="float" office:value="81.789147" calcext:value-type="float">
            <text:p>81.789147</text:p>
          </table:table-cell>
          <table:table-cell office:value-type="float" office:value="84.402007" calcext:value-type="float">
            <text:p>84.402007</text:p>
          </table:table-cell>
          <table:table-cell office:value-type="float" office:value="86.7288075" calcext:value-type="float">
            <text:p>86.7288075</text:p>
          </table:table-cell>
          <table:table-cell office:value-type="float" office:value="94.36334" calcext:value-type="float">
            <text:p>94.36334</text:p>
          </table:table-cell>
          <table:table-cell office:value-type="float" office:value="84.514516435" calcext:value-type="float">
            <text:p>84.514516435</text:p>
          </table:table-cell>
          <table:table-cell office:value-type="float" office:value="84.7862790646246" calcext:value-type="float">
            <text:p>84.7862790646246</text:p>
          </table:table-cell>
          <table:table-cell office:value-type="float" office:value="81.789147" calcext:value-type="float">
            <text:p>81.789147</text:p>
          </table:table-cell>
          <table:table-cell table:number-columns-repeated="2" office:value-type="float" office:value="84.402007" calcext:value-type="float">
            <text:p>84.402007</text:p>
          </table:table-cell>
          <table:table-cell office:value-type="float" office:value="2.61286" calcext:value-type="float">
            <text:p>2.61286</text:p>
          </table:table-cell>
          <table:table-cell office:value-type="float" office:value="20.05377" calcext:value-type="float">
            <text:p>20.05377</text:p>
          </table:table-cell>
          <table:table-cell office:value-type="float" office:value="27.2521313361118" calcext:value-type="float">
            <text:p>27.2521313361118</text:p>
          </table:table-cell>
        </table:table-row>
        <table:table-row table:style-name="ro2">
          <table:table-cell office:value-type="string" calcext:value-type="string">
            <text:p>w20</text:p>
          </table:table-cell>
          <table:table-cell office:value-type="float" office:value="100" calcext:value-type="float">
            <text:p>100</text:p>
          </table:table-cell>
          <table:table-cell office:value-type="float" office:value="76.72099222" calcext:value-type="float">
            <text:p>76.72099222</text:p>
          </table:table-cell>
          <table:table-cell office:value-type="float" office:value="1.73843509120146" calcext:value-type="float">
            <text:p>1.73843509120146</text:p>
          </table:table-cell>
          <table:table-cell office:value-type="float" office:value="73.6261" calcext:value-type="float">
            <text:p>73.6261</text:p>
          </table:table-cell>
          <table:table-cell office:value-type="float" office:value="75.267891" calcext:value-type="float">
            <text:p>75.267891</text:p>
          </table:table-cell>
          <table:table-cell office:value-type="float" office:value="76.77092" calcext:value-type="float">
            <text:p>76.77092</text:p>
          </table:table-cell>
          <table:table-cell office:value-type="float" office:value="78.0976945" calcext:value-type="float">
            <text:p>78.0976945</text:p>
          </table:table-cell>
          <table:table-cell office:value-type="float" office:value="79.762085" calcext:value-type="float">
            <text:p>79.762085</text:p>
          </table:table-cell>
          <table:table-cell office:value-type="float" office:value="76.74595611" calcext:value-type="float">
            <text:p>76.74595611</text:p>
          </table:table-cell>
          <table:table-cell office:value-type="float" office:value="76.7404885456299" calcext:value-type="float">
            <text:p>76.7404885456299</text:p>
          </table:table-cell>
          <table:table-cell office:value-type="float" office:value="75.267891" calcext:value-type="float">
            <text:p>75.267891</text:p>
          </table:table-cell>
          <table:table-cell table:number-columns-repeated="2" office:value-type="float" office:value="76.77092" calcext:value-type="float">
            <text:p>76.77092</text:p>
          </table:table-cell>
          <table:table-cell office:value-type="float" office:value="1.503029" calcext:value-type="float">
            <text:p>1.503029</text:p>
          </table:table-cell>
          <table:table-cell office:value-type="float" office:value="6.13598500000001" calcext:value-type="float">
            <text:p>6.13598500000001</text:p>
          </table:table-cell>
          <table:table-cell office:value-type="float" office:value="3.02215656632062" calcext:value-type="float">
            <text:p>3.02215656632062</text:p>
          </table:table-cell>
        </table:table-row>
        <table:table-row table:style-name="ro2">
          <table:table-cell office:value-type="string" calcext:value-type="string">
            <text:p>w21</text:p>
          </table:table-cell>
          <table:table-cell office:value-type="float" office:value="100" calcext:value-type="float">
            <text:p>100</text:p>
          </table:table-cell>
          <table:table-cell office:value-type="float" office:value="81.42103988" calcext:value-type="float">
            <text:p>81.42103988</text:p>
          </table:table-cell>
          <table:table-cell office:value-type="float" office:value="3.27232764912858" calcext:value-type="float">
            <text:p>3.27232764912858</text:p>
          </table:table-cell>
          <table:table-cell office:value-type="float" office:value="77.10608" calcext:value-type="float">
            <text:p>77.10608</text:p>
          </table:table-cell>
          <table:table-cell office:value-type="float" office:value="78.7261815" calcext:value-type="float">
            <text:p>78.7261815</text:p>
          </table:table-cell>
          <table:table-cell office:value-type="float" office:value="79.950915" calcext:value-type="float">
            <text:p>79.950915</text:p>
          </table:table-cell>
          <table:table-cell office:value-type="float" office:value="84.120085" calcext:value-type="float">
            <text:p>84.120085</text:p>
          </table:table-cell>
          <table:table-cell office:value-type="float" office:value="87.85431" calcext:value-type="float">
            <text:p>87.85431</text:p>
          </table:table-cell>
          <table:table-cell office:value-type="float" office:value="80.68597744" calcext:value-type="float">
            <text:p>80.68597744</text:p>
          </table:table-cell>
          <table:table-cell office:value-type="float" office:value="81.4861140446725" calcext:value-type="float">
            <text:p>81.4861140446725</text:p>
          </table:table-cell>
          <table:table-cell office:value-type="float" office:value="78.7261815" calcext:value-type="float">
            <text:p>78.7261815</text:p>
          </table:table-cell>
          <table:table-cell table:number-columns-repeated="2" office:value-type="float" office:value="79.950915" calcext:value-type="float">
            <text:p>79.950915</text:p>
          </table:table-cell>
          <table:table-cell office:value-type="float" office:value="1.22473350000001" calcext:value-type="float">
            <text:p>1.22473350000001</text:p>
          </table:table-cell>
          <table:table-cell office:value-type="float" office:value="10.74823" calcext:value-type="float">
            <text:p>10.74823</text:p>
          </table:table-cell>
          <table:table-cell office:value-type="float" office:value="10.7081282432514" calcext:value-type="float">
            <text:p>10.7081282432514</text:p>
          </table:table-cell>
        </table:table-row>
        <table:table-row table:style-name="ro2">
          <table:table-cell office:value-type="string" calcext:value-type="string">
            <text:p>w22</text:p>
          </table:table-cell>
          <table:table-cell office:value-type="float" office:value="100" calcext:value-type="float">
            <text:p>100</text:p>
          </table:table-cell>
          <table:table-cell office:value-type="float" office:value="89.6162368" calcext:value-type="float">
            <text:p>89.6162368</text:p>
          </table:table-cell>
          <table:table-cell office:value-type="float" office:value="2.12892709560788" calcext:value-type="float">
            <text:p>2.12892709560788</text:p>
          </table:table-cell>
          <table:table-cell office:value-type="float" office:value="86.004944" calcext:value-type="float">
            <text:p>86.004944</text:p>
          </table:table-cell>
          <table:table-cell office:value-type="float" office:value="88.1576975" calcext:value-type="float">
            <text:p>88.1576975</text:p>
          </table:table-cell>
          <table:table-cell office:value-type="float" office:value="89.395798" calcext:value-type="float">
            <text:p>89.395798</text:p>
          </table:table-cell>
          <table:table-cell office:value-type="float" office:value="90.67929075" calcext:value-type="float">
            <text:p>90.67929075</text:p>
          </table:table-cell>
          <table:table-cell office:value-type="float" office:value="95.13626" calcext:value-type="float">
            <text:p>95.13626</text:p>
          </table:table-cell>
          <table:table-cell office:value-type="float" office:value="89.5060174" calcext:value-type="float">
            <text:p>89.5060174</text:p>
          </table:table-cell>
          <table:table-cell office:value-type="float" office:value="89.6412678706984" calcext:value-type="float">
            <text:p>89.6412678706984</text:p>
          </table:table-cell>
          <table:table-cell office:value-type="float" office:value="88.1576975" calcext:value-type="float">
            <text:p>88.1576975</text:p>
          </table:table-cell>
          <table:table-cell table:number-columns-repeated="2" office:value-type="float" office:value="89.395798" calcext:value-type="float">
            <text:p>89.395798</text:p>
          </table:table-cell>
          <table:table-cell office:value-type="float" office:value="1.2381005" calcext:value-type="float">
            <text:p>1.2381005</text:p>
          </table:table-cell>
          <table:table-cell office:value-type="float" office:value="9.131316" calcext:value-type="float">
            <text:p>9.131316</text:p>
          </table:table-cell>
          <table:table-cell office:value-type="float" office:value="4.53233057841339" calcext:value-type="float">
            <text:p>4.53233057841339</text:p>
          </table:table-cell>
        </table:table-row>
        <table:table-row table:style-name="ro2">
          <table:table-cell office:value-type="string" calcext:value-type="string">
            <text:p>w23</text:p>
          </table:table-cell>
          <table:table-cell office:value-type="float" office:value="100" calcext:value-type="float">
            <text:p>100</text:p>
          </table:table-cell>
          <table:table-cell office:value-type="float" office:value="104.21011006" calcext:value-type="float">
            <text:p>104.21011006</text:p>
          </table:table-cell>
          <table:table-cell office:value-type="float" office:value="8.20366251161049" calcext:value-type="float">
            <text:p>8.20366251161049</text:p>
          </table:table-cell>
          <table:table-cell office:value-type="float" office:value="95.08206" calcext:value-type="float">
            <text:p>95.08206</text:p>
          </table:table-cell>
          <table:table-cell office:value-type="float" office:value="97.5820825" calcext:value-type="float">
            <text:p>97.5820825</text:p>
          </table:table-cell>
          <table:table-cell office:value-type="float" office:value="100.06123" calcext:value-type="float">
            <text:p>100.06123</text:p>
          </table:table-cell>
          <table:table-cell office:value-type="float" office:value="110.17054625" calcext:value-type="float">
            <text:p>110.17054625</text:p>
          </table:table-cell>
          <table:table-cell office:value-type="float" office:value="120.97583" calcext:value-type="float">
            <text:p>120.97583</text:p>
          </table:table-cell>
          <table:table-cell office:value-type="float" office:value="100.030615" calcext:value-type="float">
            <text:p>100.030615</text:p>
          </table:table-cell>
          <table:table-cell office:value-type="float" office:value="104.529297885979" calcext:value-type="float">
            <text:p>104.529297885979</text:p>
          </table:table-cell>
          <table:table-cell office:value-type="float" office:value="97.5820825" calcext:value-type="float">
            <text:p>97.5820825</text:p>
          </table:table-cell>
          <table:table-cell table:number-columns-repeated="2" office:value-type="float" office:value="100.06123" calcext:value-type="float">
            <text:p>100.06123</text:p>
          </table:table-cell>
          <table:table-cell office:value-type="float" office:value="2.4791475" calcext:value-type="float">
            <text:p>2.4791475</text:p>
          </table:table-cell>
          <table:table-cell office:value-type="float" office:value="25.89377" calcext:value-type="float">
            <text:p>25.89377</text:p>
          </table:table-cell>
          <table:table-cell office:value-type="float" office:value="67.3000786044033" calcext:value-type="float">
            <text:p>67.3000786044033</text:p>
          </table:table-cell>
        </table:table-row>
        <table:table-row table:style-name="ro2">
          <table:table-cell office:value-type="string" calcext:value-type="string">
            <text:p>w24</text:p>
          </table:table-cell>
          <table:table-cell office:value-type="float" office:value="100" calcext:value-type="float">
            <text:p>100</text:p>
          </table:table-cell>
          <table:table-cell office:value-type="float" office:value="102.46373971" calcext:value-type="float">
            <text:p>102.46373971</text:p>
          </table:table-cell>
          <table:table-cell office:value-type="float" office:value="9.35208802374985" calcext:value-type="float">
            <text:p>9.35208802374985</text:p>
          </table:table-cell>
          <table:table-cell office:value-type="float" office:value="93.93585" calcext:value-type="float">
            <text:p>93.93585</text:p>
          </table:table-cell>
          <table:table-cell office:value-type="float" office:value="94.76509875" calcext:value-type="float">
            <text:p>94.76509875</text:p>
          </table:table-cell>
          <table:table-cell office:value-type="float" office:value="98.54277" calcext:value-type="float">
            <text:p>98.54277</text:p>
          </table:table-cell>
          <table:table-cell office:value-type="float" office:value="107.52523" calcext:value-type="float">
            <text:p>107.52523</text:p>
          </table:table-cell>
          <table:table-cell office:value-type="float" office:value="126.36969" calcext:value-type="float">
            <text:p>126.36969</text:p>
          </table:table-cell>
          <table:table-cell office:value-type="float" office:value="99.271385" calcext:value-type="float">
            <text:p>99.271385</text:p>
          </table:table-cell>
          <table:table-cell office:value-type="float" office:value="102.885396875643" calcext:value-type="float">
            <text:p>102.885396875643</text:p>
          </table:table-cell>
          <table:table-cell office:value-type="float" office:value="94.76509875" calcext:value-type="float">
            <text:p>94.76509875</text:p>
          </table:table-cell>
          <table:table-cell table:number-columns-repeated="2" office:value-type="float" office:value="98.54277" calcext:value-type="float">
            <text:p>98.54277</text:p>
          </table:table-cell>
          <table:table-cell office:value-type="float" office:value="3.77767124999998" calcext:value-type="float">
            <text:p>3.77767124999998</text:p>
          </table:table-cell>
          <table:table-cell office:value-type="float" office:value="32.43384" calcext:value-type="float">
            <text:p>32.43384</text:p>
          </table:table-cell>
          <table:table-cell office:value-type="float" office:value="87.4615504039653" calcext:value-type="float">
            <text:p>87.4615504039653</text:p>
          </table:table-cell>
        </table:table-row>
        <table:table-row table:style-name="ro2">
          <table:table-cell office:value-type="string" calcext:value-type="string">
            <text:p>w25</text:p>
          </table:table-cell>
          <table:table-cell office:value-type="float" office:value="100" calcext:value-type="float">
            <text:p>100</text:p>
          </table:table-cell>
          <table:table-cell office:value-type="float" office:value="147.4131505" calcext:value-type="float">
            <text:p>147.4131505</text:p>
          </table:table-cell>
          <table:table-cell office:value-type="float" office:value="7.06554609222074" calcext:value-type="float">
            <text:p>7.06554609222074</text:p>
          </table:table-cell>
          <table:table-cell office:value-type="float" office:value="127.1225" calcext:value-type="float">
            <text:p>127.1225</text:p>
          </table:table-cell>
          <table:table-cell office:value-type="float" office:value="143.17816" calcext:value-type="float">
            <text:p>143.17816</text:p>
          </table:table-cell>
          <table:table-cell office:value-type="float" office:value="151.5069" calcext:value-type="float">
            <text:p>151.5069</text:p>
          </table:table-cell>
          <table:table-cell office:value-type="float" office:value="152.4787275" calcext:value-type="float">
            <text:p>152.4787275</text:p>
          </table:table-cell>
          <table:table-cell office:value-type="float" office:value="153.77087" calcext:value-type="float">
            <text:p>153.77087</text:p>
          </table:table-cell>
          <table:table-cell office:value-type="float" office:value="145.29565525" calcext:value-type="float">
            <text:p>145.29565525</text:p>
          </table:table-cell>
          <table:table-cell office:value-type="float" office:value="147.580688650315" calcext:value-type="float">
            <text:p>147.580688650315</text:p>
          </table:table-cell>
          <table:table-cell office:value-type="float" office:value="143.17816" calcext:value-type="float">
            <text:p>143.17816</text:p>
          </table:table-cell>
          <table:table-cell table:number-columns-repeated="2" office:value-type="float" office:value="151.5069" calcext:value-type="float">
            <text:p>151.5069</text:p>
          </table:table-cell>
          <table:table-cell office:value-type="float" office:value="8.32874000000001" calcext:value-type="float">
            <text:p>8.32874000000001</text:p>
          </table:table-cell>
          <table:table-cell office:value-type="float" office:value="26.64837" calcext:value-type="float">
            <text:p>26.64837</text:p>
          </table:table-cell>
          <table:table-cell office:value-type="float" office:value="49.9219415812957" calcext:value-type="float">
            <text:p>49.9219415812957</text:p>
          </table:table-cell>
        </table:table-row>
        <table:table-row table:style-name="ro2">
          <table:table-cell office:value-type="string" calcext:value-type="string">
            <text:p>w26</text:p>
          </table:table-cell>
          <table:table-cell office:value-type="float" office:value="100" calcext:value-type="float">
            <text:p>100</text:p>
          </table:table-cell>
          <table:table-cell office:value-type="float" office:value="157.7896428" calcext:value-type="float">
            <text:p>157.7896428</text:p>
          </table:table-cell>
          <table:table-cell office:value-type="float" office:value="2.91780921029961" calcext:value-type="float">
            <text:p>2.91780921029961</text:p>
          </table:table-cell>
          <table:table-cell office:value-type="float" office:value="152.93707" calcext:value-type="float">
            <text:p>152.93707</text:p>
          </table:table-cell>
          <table:table-cell office:value-type="float" office:value="155.2877975" calcext:value-type="float">
            <text:p>155.2877975</text:p>
          </table:table-cell>
          <table:table-cell office:value-type="float" office:value="156.718015" calcext:value-type="float">
            <text:p>156.718015</text:p>
          </table:table-cell>
          <table:table-cell office:value-type="float" office:value="160.6670825" calcext:value-type="float">
            <text:p>160.6670825</text:p>
          </table:table-cell>
          <table:table-cell office:value-type="float" office:value="162.23035" calcext:value-type="float">
            <text:p>162.23035</text:p>
          </table:table-cell>
          <table:table-cell office:value-type="float" office:value="156.00290625" calcext:value-type="float">
            <text:p>156.00290625</text:p>
          </table:table-cell>
          <table:table-cell office:value-type="float" office:value="157.816348485933" calcext:value-type="float">
            <text:p>157.816348485933</text:p>
          </table:table-cell>
          <table:table-cell office:value-type="float" office:value="155.2877975" calcext:value-type="float">
            <text:p>155.2877975</text:p>
          </table:table-cell>
          <table:table-cell table:number-columns-repeated="2" office:value-type="float" office:value="156.718015" calcext:value-type="float">
            <text:p>156.718015</text:p>
          </table:table-cell>
          <table:table-cell office:value-type="float" office:value="1.43021749999997" calcext:value-type="float">
            <text:p>1.43021749999997</text:p>
          </table:table-cell>
          <table:table-cell office:value-type="float" office:value="9.29327999999998" calcext:value-type="float">
            <text:p>9.29327999999998</text:p>
          </table:table-cell>
          <table:table-cell office:value-type="float" office:value="8.51361058770925" calcext:value-type="float">
            <text:p>8.51361058770925</text:p>
          </table:table-cell>
        </table:table-row>
        <table:table-row table:style-name="ro2">
          <table:table-cell office:value-type="string" calcext:value-type="string">
            <text:p>w27</text:p>
          </table:table-cell>
          <table:table-cell office:value-type="float" office:value="100" calcext:value-type="float">
            <text:p>100</text:p>
          </table:table-cell>
          <table:table-cell office:value-type="float" office:value="153.0976638" calcext:value-type="float">
            <text:p>153.0976638</text:p>
          </table:table-cell>
          <table:table-cell office:value-type="float" office:value="3.18214305768412" calcext:value-type="float">
            <text:p>3.18214305768412</text:p>
          </table:table-cell>
          <table:table-cell office:value-type="float" office:value="148.92514" calcext:value-type="float">
            <text:p>148.92514</text:p>
          </table:table-cell>
          <table:table-cell office:value-type="float" office:value="149.932565" calcext:value-type="float">
            <text:p>149.932565</text:p>
          </table:table-cell>
          <table:table-cell office:value-type="float" office:value="153.00241" calcext:value-type="float">
            <text:p>153.00241</text:p>
          </table:table-cell>
          <table:table-cell office:value-type="float" office:value="155.366545" calcext:value-type="float">
            <text:p>155.366545</text:p>
          </table:table-cell>
          <table:table-cell office:value-type="float" office:value="159.39703" calcext:value-type="float">
            <text:p>159.39703</text:p>
          </table:table-cell>
          <table:table-cell office:value-type="float" office:value="151.4674875" calcext:value-type="float">
            <text:p>151.4674875</text:p>
          </table:table-cell>
          <table:table-cell office:value-type="float" office:value="153.130400101067" calcext:value-type="float">
            <text:p>153.130400101067</text:p>
          </table:table-cell>
          <table:table-cell office:value-type="float" office:value="149.932565" calcext:value-type="float">
            <text:p>149.932565</text:p>
          </table:table-cell>
          <table:table-cell table:number-columns-repeated="2" office:value-type="float" office:value="153.00241" calcext:value-type="float">
            <text:p>153.00241</text:p>
          </table:table-cell>
          <table:table-cell office:value-type="float" office:value="3.06984500000001" calcext:value-type="float">
            <text:p>3.06984500000001</text:p>
          </table:table-cell>
          <table:table-cell office:value-type="float" office:value="10.47189" calcext:value-type="float">
            <text:p>10.47189</text:p>
          </table:table-cell>
          <table:table-cell office:value-type="float" office:value="10.1260344395672" calcext:value-type="float">
            <text:p>10.1260344395672</text:p>
          </table:table-cell>
        </table:table-row>
        <table:table-row table:style-name="ro2">
          <table:table-cell office:value-type="string" calcext:value-type="string">
            <text:p>w28</text:p>
          </table:table-cell>
          <table:table-cell office:value-type="float" office:value="100" calcext:value-type="float">
            <text:p>100</text:p>
          </table:table-cell>
          <table:table-cell office:value-type="float" office:value="149.9810585" calcext:value-type="float">
            <text:p>149.9810585</text:p>
          </table:table-cell>
          <table:table-cell office:value-type="float" office:value="1.15714329811414" calcext:value-type="float">
            <text:p>1.15714329811414</text:p>
          </table:table-cell>
          <table:table-cell office:value-type="float" office:value="146.7891" calcext:value-type="float">
            <text:p>146.7891</text:p>
          </table:table-cell>
          <table:table-cell office:value-type="float" office:value="149.1493175" calcext:value-type="float">
            <text:p>149.1493175</text:p>
          </table:table-cell>
          <table:table-cell office:value-type="float" office:value="150.236085" calcext:value-type="float">
            <text:p>150.236085</text:p>
          </table:table-cell>
          <table:table-cell office:value-type="float" office:value="151.009395" calcext:value-type="float">
            <text:p>151.009395</text:p>
          </table:table-cell>
          <table:table-cell office:value-type="float" office:value="151.36536" calcext:value-type="float">
            <text:p>151.36536</text:p>
          </table:table-cell>
          <table:table-cell office:value-type="float" office:value="149.565188" calcext:value-type="float">
            <text:p>149.565188</text:p>
          </table:table-cell>
          <table:table-cell office:value-type="float" office:value="149.985477628958" calcext:value-type="float">
            <text:p>149.985477628958</text:p>
          </table:table-cell>
          <table:table-cell office:value-type="float" office:value="149.1493175" calcext:value-type="float">
            <text:p>149.1493175</text:p>
          </table:table-cell>
          <table:table-cell table:number-columns-repeated="2" office:value-type="float" office:value="150.236085" calcext:value-type="float">
            <text:p>150.236085</text:p>
          </table:table-cell>
          <table:table-cell office:value-type="float" office:value="1.08676749999998" calcext:value-type="float">
            <text:p>1.08676749999998</text:p>
          </table:table-cell>
          <table:table-cell office:value-type="float" office:value="4.57626000000002" calcext:value-type="float">
            <text:p>4.57626000000002</text:p>
          </table:table-cell>
          <table:table-cell office:value-type="float" office:value="1.33898061237046" calcext:value-type="float">
            <text:p>1.33898061237046</text:p>
          </table:table-cell>
        </table:table-row>
        <table:table-row table:style-name="ro2">
          <table:table-cell office:value-type="string" calcext:value-type="string">
            <text:p>w29</text:p>
          </table:table-cell>
          <table:table-cell office:value-type="float" office:value="100" calcext:value-type="float">
            <text:p>100</text:p>
          </table:table-cell>
          <table:table-cell office:value-type="float" office:value="139.216633" calcext:value-type="float">
            <text:p>139.216633</text:p>
          </table:table-cell>
          <table:table-cell office:value-type="float" office:value="4.93430512397888" calcext:value-type="float">
            <text:p>4.93430512397888</text:p>
          </table:table-cell>
          <table:table-cell office:value-type="float" office:value="129.33917" calcext:value-type="float">
            <text:p>129.33917</text:p>
          </table:table-cell>
          <table:table-cell office:value-type="float" office:value="134.81475" calcext:value-type="float">
            <text:p>134.81475</text:p>
          </table:table-cell>
          <table:table-cell office:value-type="float" office:value="140.444565" calcext:value-type="float">
            <text:p>140.444565</text:p>
          </table:table-cell>
          <table:table-cell office:value-type="float" office:value="143.7166775" calcext:value-type="float">
            <text:p>143.7166775</text:p>
          </table:table-cell>
          <table:table-cell office:value-type="float" office:value="146.40292" calcext:value-type="float">
            <text:p>146.40292</text:p>
          </table:table-cell>
          <table:table-cell office:value-type="float" office:value="137.0156915" calcext:value-type="float">
            <text:p>137.0156915</text:p>
          </table:table-cell>
          <table:table-cell office:value-type="float" office:value="139.303175833298" calcext:value-type="float">
            <text:p>139.303175833298</text:p>
          </table:table-cell>
          <table:table-cell office:value-type="float" office:value="134.81475" calcext:value-type="float">
            <text:p>134.81475</text:p>
          </table:table-cell>
          <table:table-cell table:number-columns-repeated="2" office:value-type="float" office:value="140.444565" calcext:value-type="float">
            <text:p>140.444565</text:p>
          </table:table-cell>
          <table:table-cell office:value-type="float" office:value="5.62981500000001" calcext:value-type="float">
            <text:p>5.62981500000001</text:p>
          </table:table-cell>
          <table:table-cell office:value-type="float" office:value="17.06375" calcext:value-type="float">
            <text:p>17.06375</text:p>
          </table:table-cell>
          <table:table-cell office:value-type="float" office:value="24.3473670565242" calcext:value-type="float">
            <text:p>24.3473670565242</text:p>
          </table:table-cell>
        </table:table-row>
        <table:table-row table:style-name="ro2">
          <table:table-cell office:value-type="string" calcext:value-type="string">
            <text:p>w30</text:p>
          </table:table-cell>
          <table:table-cell office:value-type="float" office:value="100" calcext:value-type="float">
            <text:p>100</text:p>
          </table:table-cell>
          <table:table-cell office:value-type="float" office:value="95.36841351" calcext:value-type="float">
            <text:p>95.36841351</text:p>
          </table:table-cell>
          <table:table-cell office:value-type="float" office:value="18.1676993694566" calcext:value-type="float">
            <text:p>18.1676993694566</text:p>
          </table:table-cell>
          <table:table-cell office:value-type="float" office:value="73.608765" calcext:value-type="float">
            <text:p>73.608765</text:p>
          </table:table-cell>
          <table:table-cell office:value-type="float" office:value="78.09909" calcext:value-type="float">
            <text:p>78.09909</text:p>
          </table:table-cell>
          <table:table-cell office:value-type="float" office:value="90.06923" calcext:value-type="float">
            <text:p>90.06923</text:p>
          </table:table-cell>
          <table:table-cell office:value-type="float" office:value="110.9673525" calcext:value-type="float">
            <text:p>110.9673525</text:p>
          </table:table-cell>
          <table:table-cell office:value-type="float" office:value="128.96912" calcext:value-type="float">
            <text:p>128.96912</text:p>
          </table:table-cell>
          <table:table-cell office:value-type="float" office:value="92.718821755" calcext:value-type="float">
            <text:p>92.718821755</text:p>
          </table:table-cell>
          <table:table-cell office:value-type="float" office:value="97.0664666235952" calcext:value-type="float">
            <text:p>97.0664666235952</text:p>
          </table:table-cell>
          <table:table-cell office:value-type="float" office:value="78.09909" calcext:value-type="float">
            <text:p>78.09909</text:p>
          </table:table-cell>
          <table:table-cell table:number-columns-repeated="2" office:value-type="float" office:value="90.06923" calcext:value-type="float">
            <text:p>90.06923</text:p>
          </table:table-cell>
          <table:table-cell office:value-type="float" office:value="11.97014" calcext:value-type="float">
            <text:p>11.97014</text:p>
          </table:table-cell>
          <table:table-cell office:value-type="float" office:value="55.360355" calcext:value-type="float">
            <text:p>55.360355</text:p>
          </table:table-cell>
          <table:table-cell office:value-type="float" office:value="330.065300378953" calcext:value-type="float">
            <text:p>330.065300378953</text:p>
          </table:table-cell>
        </table:table-row>
        <table:table-row table:style-name="ro2">
          <table:table-cell office:value-type="string" calcext:value-type="string">
            <text:p>w31</text:p>
          </table:table-cell>
          <table:table-cell office:value-type="float" office:value="100" calcext:value-type="float">
            <text:p>100</text:p>
          </table:table-cell>
          <table:table-cell office:value-type="float" office:value="73.29533366" calcext:value-type="float">
            <text:p>73.29533366</text:p>
          </table:table-cell>
          <table:table-cell office:value-type="float" office:value="1.64314299985734" calcext:value-type="float">
            <text:p>1.64314299985734</text:p>
          </table:table-cell>
          <table:table-cell office:value-type="float" office:value="70.44205" calcext:value-type="float">
            <text:p>70.44205</text:p>
          </table:table-cell>
          <table:table-cell office:value-type="float" office:value="72.0260465" calcext:value-type="float">
            <text:p>72.0260465</text:p>
          </table:table-cell>
          <table:table-cell office:value-type="float" office:value="73.198575" calcext:value-type="float">
            <text:p>73.198575</text:p>
          </table:table-cell>
          <table:table-cell office:value-type="float" office:value="74.532075" calcext:value-type="float">
            <text:p>74.532075</text:p>
          </table:table-cell>
          <table:table-cell office:value-type="float" office:value="77.01593" calcext:value-type="float">
            <text:p>77.01593</text:p>
          </table:table-cell>
          <table:table-cell office:value-type="float" office:value="73.24695433" calcext:value-type="float">
            <text:p>73.24695433</text:p>
          </table:table-cell>
          <table:table-cell office:value-type="float" office:value="73.313565293604" calcext:value-type="float">
            <text:p>73.313565293604</text:p>
          </table:table-cell>
          <table:table-cell office:value-type="float" office:value="72.0260465" calcext:value-type="float">
            <text:p>72.0260465</text:p>
          </table:table-cell>
          <table:table-cell table:number-columns-repeated="2" office:value-type="float" office:value="73.198575" calcext:value-type="float">
            <text:p>73.198575</text:p>
          </table:table-cell>
          <table:table-cell office:value-type="float" office:value="1.17252850000001" calcext:value-type="float">
            <text:p>1.17252850000001</text:p>
          </table:table-cell>
          <table:table-cell office:value-type="float" office:value="6.57388000000002" calcext:value-type="float">
            <text:p>6.57388000000002</text:p>
          </table:table-cell>
          <table:table-cell office:value-type="float" office:value="2.69991891798019" calcext:value-type="float">
            <text:p>2.69991891798019</text:p>
          </table:table-cell>
        </table:table-row>
        <table:table-row table:style-name="ro2">
          <table:table-cell office:value-type="string" calcext:value-type="string">
            <text:p>w32</text:p>
          </table:table-cell>
          <table:table-cell office:value-type="float" office:value="100" calcext:value-type="float">
            <text:p>100</text:p>
          </table:table-cell>
          <table:table-cell office:value-type="float" office:value="80.12105899" calcext:value-type="float">
            <text:p>80.12105899</text:p>
          </table:table-cell>
          <table:table-cell office:value-type="float" office:value="1.67547463204265" calcext:value-type="float">
            <text:p>1.67547463204265</text:p>
          </table:table-cell>
          <table:table-cell office:value-type="float" office:value="76.70807" calcext:value-type="float">
            <text:p>76.70807</text:p>
          </table:table-cell>
          <table:table-cell office:value-type="float" office:value="78.45331625" calcext:value-type="float">
            <text:p>78.45331625</text:p>
          </table:table-cell>
          <table:table-cell office:value-type="float" office:value="80.25041" calcext:value-type="float">
            <text:p>80.25041</text:p>
          </table:table-cell>
          <table:table-cell office:value-type="float" office:value="81.7397625" calcext:value-type="float">
            <text:p>81.7397625</text:p>
          </table:table-cell>
          <table:table-cell office:value-type="float" office:value="82.500885" calcext:value-type="float">
            <text:p>82.500885</text:p>
          </table:table-cell>
          <table:table-cell office:value-type="float" office:value="80.185734495" calcext:value-type="float">
            <text:p>80.185734495</text:p>
          </table:table-cell>
          <table:table-cell office:value-type="float" office:value="80.1384005129205" calcext:value-type="float">
            <text:p>80.1384005129205</text:p>
          </table:table-cell>
          <table:table-cell office:value-type="float" office:value="78.45331625" calcext:value-type="float">
            <text:p>78.45331625</text:p>
          </table:table-cell>
          <table:table-cell table:number-columns-repeated="2" office:value-type="float" office:value="80.25041" calcext:value-type="float">
            <text:p>80.25041</text:p>
          </table:table-cell>
          <table:table-cell office:value-type="float" office:value="1.79709375" calcext:value-type="float">
            <text:p>1.79709375</text:p>
          </table:table-cell>
          <table:table-cell office:value-type="float" office:value="5.792815" calcext:value-type="float">
            <text:p>5.792815</text:p>
          </table:table-cell>
          <table:table-cell office:value-type="float" office:value="2.80721524261845" calcext:value-type="float">
            <text:p>2.80721524261845</text:p>
          </table:table-cell>
        </table:table-row>
        <table:table-row table:style-name="ro2">
          <table:table-cell office:value-type="string" calcext:value-type="string">
            <text:p>w33</text:p>
          </table:table-cell>
          <table:table-cell office:value-type="float" office:value="100" calcext:value-type="float">
            <text:p>100</text:p>
          </table:table-cell>
          <table:table-cell office:value-type="float" office:value="83.26887846" calcext:value-type="float">
            <text:p>83.26887846</text:p>
          </table:table-cell>
          <table:table-cell office:value-type="float" office:value="2.47992004434835" calcext:value-type="float">
            <text:p>2.47992004434835</text:p>
          </table:table-cell>
          <table:table-cell office:value-type="float" office:value="79.99426" calcext:value-type="float">
            <text:p>79.99426</text:p>
          </table:table-cell>
          <table:table-cell office:value-type="float" office:value="80.85564" calcext:value-type="float">
            <text:p>80.85564</text:p>
          </table:table-cell>
          <table:table-cell office:value-type="float" office:value="82.795808" calcext:value-type="float">
            <text:p>82.795808</text:p>
          </table:table-cell>
          <table:table-cell office:value-type="float" office:value="85.89314125" calcext:value-type="float">
            <text:p>85.89314125</text:p>
          </table:table-cell>
          <table:table-cell office:value-type="float" office:value="87.30078" calcext:value-type="float">
            <text:p>87.30078</text:p>
          </table:table-cell>
          <table:table-cell office:value-type="float" office:value="83.03234323" calcext:value-type="float">
            <text:p>83.03234323</text:p>
          </table:table-cell>
          <table:table-cell office:value-type="float" office:value="83.3054297352721" calcext:value-type="float">
            <text:p>83.3054297352721</text:p>
          </table:table-cell>
          <table:table-cell office:value-type="float" office:value="80.85564" calcext:value-type="float">
            <text:p>80.85564</text:p>
          </table:table-cell>
          <table:table-cell table:number-columns-repeated="2" office:value-type="float" office:value="82.795808" calcext:value-type="float">
            <text:p>82.795808</text:p>
          </table:table-cell>
          <table:table-cell office:value-type="float" office:value="1.94016799999999" calcext:value-type="float">
            <text:p>1.94016799999999</text:p>
          </table:table-cell>
          <table:table-cell office:value-type="float" office:value="7.30652000000001" calcext:value-type="float">
            <text:p>7.30652000000001</text:p>
          </table:table-cell>
          <table:table-cell office:value-type="float" office:value="6.15000342636073" calcext:value-type="float">
            <text:p>6.15000342636073</text:p>
          </table:table-cell>
        </table:table-row>
        <table:table-row table:style-name="ro2">
          <table:table-cell office:value-type="string" calcext:value-type="string">
            <text:p>w34</text:p>
          </table:table-cell>
          <table:table-cell office:value-type="float" office:value="100" calcext:value-type="float">
            <text:p>100</text:p>
          </table:table-cell>
          <table:table-cell office:value-type="float" office:value="87.99594312" calcext:value-type="float">
            <text:p>87.99594312</text:p>
          </table:table-cell>
          <table:table-cell office:value-type="float" office:value="0.886333744156278" calcext:value-type="float">
            <text:p>0.886333744156278</text:p>
          </table:table-cell>
          <table:table-cell office:value-type="float" office:value="86.17923" calcext:value-type="float">
            <text:p>86.17923</text:p>
          </table:table-cell>
          <table:table-cell office:value-type="float" office:value="87.2997185" calcext:value-type="float">
            <text:p>87.2997185</text:p>
          </table:table-cell>
          <table:table-cell office:value-type="float" office:value="87.892625" calcext:value-type="float">
            <text:p>87.892625</text:p>
          </table:table-cell>
          <table:table-cell office:value-type="float" office:value="88.716935" calcext:value-type="float">
            <text:p>88.716935</text:p>
          </table:table-cell>
          <table:table-cell office:value-type="float" office:value="89.67087" calcext:value-type="float">
            <text:p>89.67087</text:p>
          </table:table-cell>
          <table:table-cell office:value-type="float" office:value="87.94428406" calcext:value-type="float">
            <text:p>87.94428406</text:p>
          </table:table-cell>
          <table:table-cell office:value-type="float" office:value="88.0003621424892" calcext:value-type="float">
            <text:p>88.0003621424892</text:p>
          </table:table-cell>
          <table:table-cell office:value-type="float" office:value="87.2997185" calcext:value-type="float">
            <text:p>87.2997185</text:p>
          </table:table-cell>
          <table:table-cell table:number-columns-repeated="2" office:value-type="float" office:value="87.892625" calcext:value-type="float">
            <text:p>87.892625</text:p>
          </table:table-cell>
          <table:table-cell office:value-type="float" office:value="0.592906500000012" calcext:value-type="float">
            <text:p>0.592906500000012</text:p>
          </table:table-cell>
          <table:table-cell office:value-type="float" office:value="3.49163999999999" calcext:value-type="float">
            <text:p>3.49163999999999</text:p>
          </table:table-cell>
          <table:table-cell office:value-type="float" office:value="0.785587506030086" calcext:value-type="float">
            <text:p>0.785587506030086</text:p>
          </table:table-cell>
        </table:table-row>
        <table:table-row table:style-name="ro2">
          <table:table-cell office:value-type="string" calcext:value-type="string">
            <text:p>w35</text:p>
          </table:table-cell>
          <table:table-cell office:value-type="float" office:value="100" calcext:value-type="float">
            <text:p>100</text:p>
          </table:table-cell>
          <table:table-cell office:value-type="float" office:value="90.58634334" calcext:value-type="float">
            <text:p>90.58634334</text:p>
          </table:table-cell>
          <table:table-cell office:value-type="float" office:value="1.02830590433664" calcext:value-type="float">
            <text:p>1.02830590433664</text:p>
          </table:table-cell>
          <table:table-cell office:value-type="float" office:value="88.519104" calcext:value-type="float">
            <text:p>88.519104</text:p>
          </table:table-cell>
          <table:table-cell office:value-type="float" office:value="89.75976" calcext:value-type="float">
            <text:p>89.75976</text:p>
          </table:table-cell>
          <table:table-cell office:value-type="float" office:value="90.47328" calcext:value-type="float">
            <text:p>90.47328</text:p>
          </table:table-cell>
          <table:table-cell office:value-type="float" office:value="91.450899" calcext:value-type="float">
            <text:p>91.450899</text:p>
          </table:table-cell>
          <table:table-cell office:value-type="float" office:value="92.51837" calcext:value-type="float">
            <text:p>92.51837</text:p>
          </table:table-cell>
          <table:table-cell office:value-type="float" office:value="90.52981167" calcext:value-type="float">
            <text:p>90.52981167</text:p>
          </table:table-cell>
          <table:table-cell office:value-type="float" office:value="90.5921212833375" calcext:value-type="float">
            <text:p>90.5921212833375</text:p>
          </table:table-cell>
          <table:table-cell office:value-type="float" office:value="89.75976" calcext:value-type="float">
            <text:p>89.75976</text:p>
          </table:table-cell>
          <table:table-cell table:number-columns-repeated="2" office:value-type="float" office:value="90.47328" calcext:value-type="float">
            <text:p>90.47328</text:p>
          </table:table-cell>
          <table:table-cell office:value-type="float" office:value="0.713520000000003" calcext:value-type="float">
            <text:p>0.713520000000003</text:p>
          </table:table-cell>
          <table:table-cell office:value-type="float" office:value="3.99926599999999" calcext:value-type="float">
            <text:p>3.99926599999999</text:p>
          </table:table-cell>
          <table:table-cell office:value-type="float" office:value="1.0574130328936" calcext:value-type="float">
            <text:p>1.0574130328936</text:p>
          </table:table-cell>
        </table:table-row>
        <table:table-row table:style-name="ro2">
          <table:table-cell office:value-type="string" calcext:value-type="string">
            <text:p>w36</text:p>
          </table:table-cell>
          <table:table-cell office:value-type="float" office:value="100" calcext:value-type="float">
            <text:p>100</text:p>
          </table:table-cell>
          <table:table-cell office:value-type="float" office:value="90.53042885" calcext:value-type="float">
            <text:p>90.53042885</text:p>
          </table:table-cell>
          <table:table-cell office:value-type="float" office:value="0.618247152494782" calcext:value-type="float">
            <text:p>0.618247152494782</text:p>
          </table:table-cell>
          <table:table-cell office:value-type="float" office:value="89.0217" calcext:value-type="float">
            <text:p>89.0217</text:p>
          </table:table-cell>
          <table:table-cell office:value-type="float" office:value="90.07769875" calcext:value-type="float">
            <text:p>90.07769875</text:p>
          </table:table-cell>
          <table:table-cell office:value-type="float" office:value="90.46167" calcext:value-type="float">
            <text:p>90.46167</text:p>
          </table:table-cell>
          <table:table-cell office:value-type="float" office:value="90.909" calcext:value-type="float">
            <text:p>90.909</text:p>
          </table:table-cell>
          <table:table-cell office:value-type="float" office:value="92.06369" calcext:value-type="float">
            <text:p>92.06369</text:p>
          </table:table-cell>
          <table:table-cell office:value-type="float" office:value="90.496049425" calcext:value-type="float">
            <text:p>90.496049425</text:p>
          </table:table-cell>
          <table:table-cell office:value-type="float" office:value="90.5325187709425" calcext:value-type="float">
            <text:p>90.5325187709425</text:p>
          </table:table-cell>
          <table:table-cell office:value-type="float" office:value="90.07769875" calcext:value-type="float">
            <text:p>90.07769875</text:p>
          </table:table-cell>
          <table:table-cell table:number-columns-repeated="2" office:value-type="float" office:value="90.46167" calcext:value-type="float">
            <text:p>90.46167</text:p>
          </table:table-cell>
          <table:table-cell office:value-type="float" office:value="0.383971250000002" calcext:value-type="float">
            <text:p>0.383971250000002</text:p>
          </table:table-cell>
          <table:table-cell office:value-type="float" office:value="3.04199000000001" calcext:value-type="float">
            <text:p>3.04199000000001</text:p>
          </table:table-cell>
          <table:table-cell office:value-type="float" office:value="0.382229541567906" calcext:value-type="float">
            <text:p>0.382229541567906</text:p>
          </table:table-cell>
        </table:table-row>
        <table:table-row table:style-name="ro2">
          <table:table-cell office:value-type="string" calcext:value-type="string">
            <text:p>w37</text:p>
          </table:table-cell>
          <table:table-cell office:value-type="float" office:value="100" calcext:value-type="float">
            <text:p>100</text:p>
          </table:table-cell>
          <table:table-cell office:value-type="float" office:value="92.87843333" calcext:value-type="float">
            <text:p>92.87843333</text:p>
          </table:table-cell>
          <table:table-cell office:value-type="float" office:value="1.61998492881537" calcext:value-type="float">
            <text:p>1.61998492881537</text:p>
          </table:table-cell>
          <table:table-cell office:value-type="float" office:value="90.47681" calcext:value-type="float">
            <text:p>90.47681</text:p>
          </table:table-cell>
          <table:table-cell office:value-type="float" office:value="91.54402" calcext:value-type="float">
            <text:p>91.54402</text:p>
          </table:table-cell>
          <table:table-cell office:value-type="float" office:value="92.3434" calcext:value-type="float">
            <text:p>92.3434</text:p>
          </table:table-cell>
          <table:table-cell office:value-type="float" office:value="94.16089375" calcext:value-type="float">
            <text:p>94.16089375</text:p>
          </table:table-cell>
          <table:table-cell office:value-type="float" office:value="96.10797" calcext:value-type="float">
            <text:p>96.10797</text:p>
          </table:table-cell>
          <table:table-cell office:value-type="float" office:value="92.610916665" calcext:value-type="float">
            <text:p>92.610916665</text:p>
          </table:table-cell>
          <table:table-cell office:value-type="float" office:value="92.8924188806231" calcext:value-type="float">
            <text:p>92.8924188806231</text:p>
          </table:table-cell>
          <table:table-cell office:value-type="float" office:value="91.54402" calcext:value-type="float">
            <text:p>91.54402</text:p>
          </table:table-cell>
          <table:table-cell table:number-columns-repeated="2" office:value-type="float" office:value="92.3434" calcext:value-type="float">
            <text:p>92.3434</text:p>
          </table:table-cell>
          <table:table-cell office:value-type="float" office:value="0.799380000000014" calcext:value-type="float">
            <text:p>0.799380000000014</text:p>
          </table:table-cell>
          <table:table-cell office:value-type="float" office:value="5.63115999999999" calcext:value-type="float">
            <text:p>5.63115999999999</text:p>
          </table:table-cell>
          <table:table-cell office:value-type="float" office:value="2.62435116958893" calcext:value-type="float">
            <text:p>2.62435116958893</text:p>
          </table:table-cell>
        </table:table-row>
        <table:table-row table:style-name="ro2">
          <table:table-cell office:value-type="string" calcext:value-type="string">
            <text:p>w38</text:p>
          </table:table-cell>
          <table:table-cell office:value-type="float" office:value="100" calcext:value-type="float">
            <text:p>100</text:p>
          </table:table-cell>
          <table:table-cell office:value-type="float" office:value="95.84172509" calcext:value-type="float">
            <text:p>95.84172509</text:p>
          </table:table-cell>
          <table:table-cell office:value-type="float" office:value="1.55162659238454" calcext:value-type="float">
            <text:p>1.55162659238454</text:p>
          </table:table-cell>
          <table:table-cell office:value-type="float" office:value="92.909454" calcext:value-type="float">
            <text:p>92.909454</text:p>
          </table:table-cell>
          <table:table-cell office:value-type="float" office:value="94.59117125" calcext:value-type="float">
            <text:p>94.59117125</text:p>
          </table:table-cell>
          <table:table-cell office:value-type="float" office:value="96.1367175" calcext:value-type="float">
            <text:p>96.1367175</text:p>
          </table:table-cell>
          <table:table-cell office:value-type="float" office:value="97.265225" calcext:value-type="float">
            <text:p>97.265225</text:p>
          </table:table-cell>
          <table:table-cell office:value-type="float" office:value="98.04126" calcext:value-type="float">
            <text:p>98.04126</text:p>
          </table:table-cell>
          <table:table-cell office:value-type="float" office:value="95.989221295" calcext:value-type="float">
            <text:p>95.989221295</text:p>
          </table:table-cell>
          <table:table-cell office:value-type="float" office:value="95.8541586883872" calcext:value-type="float">
            <text:p>95.8541586883872</text:p>
          </table:table-cell>
          <table:table-cell office:value-type="float" office:value="94.59117125" calcext:value-type="float">
            <text:p>94.59117125</text:p>
          </table:table-cell>
          <table:table-cell table:number-columns-repeated="2" office:value-type="float" office:value="96.1367175" calcext:value-type="float">
            <text:p>96.1367175</text:p>
          </table:table-cell>
          <table:table-cell office:value-type="float" office:value="1.54554625" calcext:value-type="float">
            <text:p>1.54554625</text:p>
          </table:table-cell>
          <table:table-cell office:value-type="float" office:value="5.131806" calcext:value-type="float">
            <text:p>5.131806</text:p>
          </table:table-cell>
          <table:table-cell office:value-type="float" office:value="2.40754508219485" calcext:value-type="float">
            <text:p>2.40754508219485</text:p>
          </table:table-cell>
        </table:table-row>
        <table:table-row table:style-name="ro2">
          <table:table-cell office:value-type="string" calcext:value-type="string">
            <text:p>w39</text:p>
          </table:table-cell>
          <table:table-cell office:value-type="float" office:value="100" calcext:value-type="float">
            <text:p>100</text:p>
          </table:table-cell>
          <table:table-cell office:value-type="float" office:value="96.04347458" calcext:value-type="float">
            <text:p>96.04347458</text:p>
          </table:table-cell>
          <table:table-cell office:value-type="float" office:value="1.12468225880389" calcext:value-type="float">
            <text:p>1.12468225880389</text:p>
          </table:table-cell>
          <table:table-cell office:value-type="float" office:value="93.70767" calcext:value-type="float">
            <text:p>93.70767</text:p>
          </table:table-cell>
          <table:table-cell office:value-type="float" office:value="95.1937275" calcext:value-type="float">
            <text:p>95.1937275</text:p>
          </table:table-cell>
          <table:table-cell office:value-type="float" office:value="96.1120455" calcext:value-type="float">
            <text:p>96.1120455</text:p>
          </table:table-cell>
          <table:table-cell office:value-type="float" office:value="96.9742375" calcext:value-type="float">
            <text:p>96.9742375</text:p>
          </table:table-cell>
          <table:table-cell office:value-type="float" office:value="97.897644" calcext:value-type="float">
            <text:p>97.897644</text:p>
          </table:table-cell>
          <table:table-cell office:value-type="float" office:value="96.07776004" calcext:value-type="float">
            <text:p>96.07776004</text:p>
          </table:table-cell>
          <table:table-cell office:value-type="float" office:value="96.0499935995861" calcext:value-type="float">
            <text:p>96.0499935995861</text:p>
          </table:table-cell>
          <table:table-cell office:value-type="float" office:value="95.1937275" calcext:value-type="float">
            <text:p>95.1937275</text:p>
          </table:table-cell>
          <table:table-cell table:number-columns-repeated="2" office:value-type="float" office:value="96.1120455" calcext:value-type="float">
            <text:p>96.1120455</text:p>
          </table:table-cell>
          <table:table-cell office:value-type="float" office:value="0.918317999999985" calcext:value-type="float">
            <text:p>0.918317999999985</text:p>
          </table:table-cell>
          <table:table-cell office:value-type="float" office:value="4.18997400000001" calcext:value-type="float">
            <text:p>4.18997400000001</text:p>
          </table:table-cell>
          <table:table-cell office:value-type="float" office:value="1.26491018326821" calcext:value-type="float">
            <text:p>1.26491018326821</text:p>
          </table:table-cell>
        </table:table-row>
        <table:table-row table:style-name="ro2">
          <table:table-cell office:value-type="string" calcext:value-type="string">
            <text:p>w40</text:p>
          </table:table-cell>
          <table:table-cell office:value-type="float" office:value="100" calcext:value-type="float">
            <text:p>100</text:p>
          </table:table-cell>
          <table:table-cell office:value-type="float" office:value="93.91619508" calcext:value-type="float">
            <text:p>93.91619508</text:p>
          </table:table-cell>
          <table:table-cell office:value-type="float" office:value="0.855876094461884" calcext:value-type="float">
            <text:p>0.855876094461884</text:p>
          </table:table-cell>
          <table:table-cell office:value-type="float" office:value="92.20392" calcext:value-type="float">
            <text:p>92.20392</text:p>
          </table:table-cell>
          <table:table-cell office:value-type="float" office:value="93.3506715" calcext:value-type="float">
            <text:p>93.3506715</text:p>
          </table:table-cell>
          <table:table-cell office:value-type="float" office:value="93.747667" calcext:value-type="float">
            <text:p>93.747667</text:p>
          </table:table-cell>
          <table:table-cell office:value-type="float" office:value="94.30232225" calcext:value-type="float">
            <text:p>94.30232225</text:p>
          </table:table-cell>
          <table:table-cell office:value-type="float" office:value="95.851135" calcext:value-type="float">
            <text:p>95.851135</text:p>
          </table:table-cell>
          <table:table-cell office:value-type="float" office:value="93.83193104" calcext:value-type="float">
            <text:p>93.83193104</text:p>
          </table:table-cell>
          <table:table-cell office:value-type="float" office:value="93.9200558824088" calcext:value-type="float">
            <text:p>93.9200558824088</text:p>
          </table:table-cell>
          <table:table-cell office:value-type="float" office:value="93.3506715" calcext:value-type="float">
            <text:p>93.3506715</text:p>
          </table:table-cell>
          <table:table-cell table:number-columns-repeated="2" office:value-type="float" office:value="93.747667" calcext:value-type="float">
            <text:p>93.747667</text:p>
          </table:table-cell>
          <table:table-cell office:value-type="float" office:value="0.396995500000003" calcext:value-type="float">
            <text:p>0.396995500000003</text:p>
          </table:table-cell>
          <table:table-cell office:value-type="float" office:value="3.647215" calcext:value-type="float">
            <text:p>3.647215</text:p>
          </table:table-cell>
          <table:table-cell office:value-type="float" office:value="0.732523889071328" calcext:value-type="float">
            <text:p>0.732523889071328</text:p>
          </table:table-cell>
        </table:table-row>
        <table:table-row table:style-name="ro2">
          <table:table-cell office:value-type="string" calcext:value-type="string">
            <text:p>w41</text:p>
          </table:table-cell>
          <table:table-cell office:value-type="float" office:value="100" calcext:value-type="float">
            <text:p>100</text:p>
          </table:table-cell>
          <table:table-cell office:value-type="float" office:value="95.58172225" calcext:value-type="float">
            <text:p>95.58172225</text:p>
          </table:table-cell>
          <table:table-cell office:value-type="float" office:value="1.30537477443261" calcext:value-type="float">
            <text:p>1.30537477443261</text:p>
          </table:table-cell>
          <table:table-cell office:value-type="float" office:value="92.28479" calcext:value-type="float">
            <text:p>92.28479</text:p>
          </table:table-cell>
          <table:table-cell office:value-type="float" office:value="95.073945" calcext:value-type="float">
            <text:p>95.073945</text:p>
          </table:table-cell>
          <table:table-cell office:value-type="float" office:value="95.730025" calcext:value-type="float">
            <text:p>95.730025</text:p>
          </table:table-cell>
          <table:table-cell office:value-type="float" office:value="96.65026125" calcext:value-type="float">
            <text:p>96.65026125</text:p>
          </table:table-cell>
          <table:table-cell office:value-type="float" office:value="97.8407" calcext:value-type="float">
            <text:p>97.8407</text:p>
          </table:table-cell>
          <table:table-cell office:value-type="float" office:value="95.655873625" calcext:value-type="float">
            <text:p>95.655873625</text:p>
          </table:table-cell>
          <table:table-cell office:value-type="float" office:value="95.5905465595048" calcext:value-type="float">
            <text:p>95.5905465595048</text:p>
          </table:table-cell>
          <table:table-cell office:value-type="float" office:value="95.073945" calcext:value-type="float">
            <text:p>95.073945</text:p>
          </table:table-cell>
          <table:table-cell table:number-columns-repeated="2" office:value-type="float" office:value="95.730025" calcext:value-type="float">
            <text:p>95.730025</text:p>
          </table:table-cell>
          <table:table-cell office:value-type="float" office:value="0.656080000000017" calcext:value-type="float">
            <text:p>0.656080000000017</text:p>
          </table:table-cell>
          <table:table-cell office:value-type="float" office:value="5.55591" calcext:value-type="float">
            <text:p>5.55591</text:p>
          </table:table-cell>
          <table:table-cell office:value-type="float" office:value="1.70400330172498" calcext:value-type="float">
            <text:p>1.70400330172498</text:p>
          </table:table-cell>
        </table:table-row>
        <table:table-row table:style-name="ro2">
          <table:table-cell office:value-type="string" calcext:value-type="string">
            <text:p>w42</text:p>
          </table:table-cell>
          <table:table-cell office:value-type="float" office:value="100" calcext:value-type="float">
            <text:p>100</text:p>
          </table:table-cell>
          <table:table-cell office:value-type="float" office:value="99.11794252" calcext:value-type="float">
            <text:p>99.11794252</text:p>
          </table:table-cell>
          <table:table-cell office:value-type="float" office:value="5.35313847499502" calcext:value-type="float">
            <text:p>5.35313847499502</text:p>
          </table:table-cell>
          <table:table-cell office:value-type="float" office:value="92.53088" calcext:value-type="float">
            <text:p>92.53088</text:p>
          </table:table-cell>
          <table:table-cell office:value-type="float" office:value="94.2662325" calcext:value-type="float">
            <text:p>94.2662325</text:p>
          </table:table-cell>
          <table:table-cell office:value-type="float" office:value="98.32068" calcext:value-type="float">
            <text:p>98.32068</text:p>
          </table:table-cell>
          <table:table-cell office:value-type="float" office:value="103.2559745" calcext:value-type="float">
            <text:p>103.2559745</text:p>
          </table:table-cell>
          <table:table-cell office:value-type="float" office:value="111.36542" calcext:value-type="float">
            <text:p>111.36542</text:p>
          </table:table-cell>
          <table:table-cell office:value-type="float" office:value="98.71931126" calcext:value-type="float">
            <text:p>98.71931126</text:p>
          </table:table-cell>
          <table:table-cell office:value-type="float" office:value="99.2609493205418" calcext:value-type="float">
            <text:p>99.2609493205418</text:p>
          </table:table-cell>
          <table:table-cell office:value-type="float" office:value="94.2662325" calcext:value-type="float">
            <text:p>94.2662325</text:p>
          </table:table-cell>
          <table:table-cell table:number-columns-repeated="2" office:value-type="float" office:value="98.32068" calcext:value-type="float">
            <text:p>98.32068</text:p>
          </table:table-cell>
          <table:table-cell office:value-type="float" office:value="4.05444750000001" calcext:value-type="float">
            <text:p>4.05444750000001</text:p>
          </table:table-cell>
          <table:table-cell office:value-type="float" office:value="18.83454" calcext:value-type="float">
            <text:p>18.83454</text:p>
          </table:table-cell>
          <table:table-cell office:value-type="float" office:value="28.656091532472" calcext:value-type="float">
            <text:p>28.656091532472</text:p>
          </table:table-cell>
        </table:table-row>
        <table:table-row table:style-name="ro2">
          <table:table-cell office:value-type="string" calcext:value-type="string">
            <text:p>w43</text:p>
          </table:table-cell>
          <table:table-cell office:value-type="float" office:value="100" calcext:value-type="float">
            <text:p>100</text:p>
          </table:table-cell>
          <table:table-cell office:value-type="float" office:value="129.54951182" calcext:value-type="float">
            <text:p>129.54951182</text:p>
          </table:table-cell>
          <table:table-cell office:value-type="float" office:value="10.3561476574843" calcext:value-type="float">
            <text:p>10.3561476574843</text:p>
          </table:table-cell>
          <table:table-cell office:value-type="float" office:value="111.90814" calcext:value-type="float">
            <text:p>111.90814</text:p>
          </table:table-cell>
          <table:table-cell office:value-type="float" office:value="120.4838875" calcext:value-type="float">
            <text:p>120.4838875</text:p>
          </table:table-cell>
          <table:table-cell office:value-type="float" office:value="129.084135" calcext:value-type="float">
            <text:p>129.084135</text:p>
          </table:table-cell>
          <table:table-cell office:value-type="float" office:value="140.08735" calcext:value-type="float">
            <text:p>140.08735</text:p>
          </table:table-cell>
          <table:table-cell office:value-type="float" office:value="143.79694" calcext:value-type="float">
            <text:p>143.79694</text:p>
          </table:table-cell>
          <table:table-cell office:value-type="float" office:value="124.78401125" calcext:value-type="float">
            <text:p>124.78401125</text:p>
          </table:table-cell>
          <table:table-cell office:value-type="float" office:value="129.958660000636" calcext:value-type="float">
            <text:p>129.958660000636</text:p>
          </table:table-cell>
          <table:table-cell office:value-type="float" office:value="120.4838875" calcext:value-type="float">
            <text:p>120.4838875</text:p>
          </table:table-cell>
          <table:table-cell table:number-columns-repeated="2" office:value-type="float" office:value="129.084135" calcext:value-type="float">
            <text:p>129.084135</text:p>
          </table:table-cell>
          <table:table-cell office:value-type="float" office:value="8.6002475" calcext:value-type="float">
            <text:p>8.6002475</text:p>
          </table:table-cell>
          <table:table-cell office:value-type="float" office:value="31.8888" calcext:value-type="float">
            <text:p>31.8888</text:p>
          </table:table-cell>
          <table:table-cell office:value-type="float" office:value="107.249794303618" calcext:value-type="float">
            <text:p>107.249794303618</text:p>
          </table:table-cell>
        </table:table-row>
        <table:table-row table:style-name="ro2">
          <table:table-cell office:value-type="string" calcext:value-type="string">
            <text:p>w44</text:p>
          </table:table-cell>
          <table:table-cell office:value-type="float" office:value="100" calcext:value-type="float">
            <text:p>100</text:p>
          </table:table-cell>
          <table:table-cell office:value-type="float" office:value="136.8170757" calcext:value-type="float">
            <text:p>136.8170757</text:p>
          </table:table-cell>
          <table:table-cell office:value-type="float" office:value="3.1442119411932" calcext:value-type="float">
            <text:p>3.1442119411932</text:p>
          </table:table-cell>
          <table:table-cell office:value-type="float" office:value="130.35059" calcext:value-type="float">
            <text:p>130.35059</text:p>
          </table:table-cell>
          <table:table-cell office:value-type="float" office:value="134.9893" calcext:value-type="float">
            <text:p>134.9893</text:p>
          </table:table-cell>
          <table:table-cell office:value-type="float" office:value="136.4751" calcext:value-type="float">
            <text:p>136.4751</text:p>
          </table:table-cell>
          <table:table-cell office:value-type="float" office:value="138.47192" calcext:value-type="float">
            <text:p>138.47192</text:p>
          </table:table-cell>
          <table:table-cell office:value-type="float" office:value="142.93954" calcext:value-type="float">
            <text:p>142.93954</text:p>
          </table:table-cell>
          <table:table-cell office:value-type="float" office:value="135.7322" calcext:value-type="float">
            <text:p>135.7322</text:p>
          </table:table-cell>
          <table:table-cell office:value-type="float" office:value="136.852838520593" calcext:value-type="float">
            <text:p>136.852838520593</text:p>
          </table:table-cell>
          <table:table-cell office:value-type="float" office:value="134.9893" calcext:value-type="float">
            <text:p>134.9893</text:p>
          </table:table-cell>
          <table:table-cell table:number-columns-repeated="2" office:value-type="float" office:value="136.4751" calcext:value-type="float">
            <text:p>136.4751</text:p>
          </table:table-cell>
          <table:table-cell office:value-type="float" office:value="1.48579999999998" calcext:value-type="float">
            <text:p>1.48579999999998</text:p>
          </table:table-cell>
          <table:table-cell office:value-type="float" office:value="12.58895" calcext:value-type="float">
            <text:p>12.58895</text:p>
          </table:table-cell>
          <table:table-cell office:value-type="float" office:value="9.88606873114194" calcext:value-type="float">
            <text:p>9.88606873114194</text:p>
          </table:table-cell>
        </table:table-row>
        <table:table-row table:style-name="ro2">
          <table:table-cell office:value-type="string" calcext:value-type="string">
            <text:p>w45</text:p>
          </table:table-cell>
          <table:table-cell office:value-type="float" office:value="100" calcext:value-type="float">
            <text:p>100</text:p>
          </table:table-cell>
          <table:table-cell office:value-type="float" office:value="130.4040405" calcext:value-type="float">
            <text:p>130.4040405</text:p>
          </table:table-cell>
          <table:table-cell office:value-type="float" office:value="0.99427830163276" calcext:value-type="float">
            <text:p>0.99427830163276</text:p>
          </table:table-cell>
          <table:table-cell office:value-type="float" office:value="128.72595" calcext:value-type="float">
            <text:p>128.72595</text:p>
          </table:table-cell>
          <table:table-cell office:value-type="float" office:value="129.428865" calcext:value-type="float">
            <text:p>129.428865</text:p>
          </table:table-cell>
          <table:table-cell office:value-type="float" office:value="130.633825" calcext:value-type="float">
            <text:p>130.633825</text:p>
          </table:table-cell>
          <table:table-cell office:value-type="float" office:value="131.1918625" calcext:value-type="float">
            <text:p>131.1918625</text:p>
          </table:table-cell>
          <table:table-cell office:value-type="float" office:value="131.97824" calcext:value-type="float">
            <text:p>131.97824</text:p>
          </table:table-cell>
          <table:table-cell office:value-type="float" office:value="129.91645275" calcext:value-type="float">
            <text:p>129.91645275</text:p>
          </table:table-cell>
          <table:table-cell office:value-type="float" office:value="130.407793027002" calcext:value-type="float">
            <text:p>130.407793027002</text:p>
          </table:table-cell>
          <table:table-cell office:value-type="float" office:value="129.428865" calcext:value-type="float">
            <text:p>129.428865</text:p>
          </table:table-cell>
          <table:table-cell table:number-columns-repeated="2" office:value-type="float" office:value="130.633825" calcext:value-type="float">
            <text:p>130.633825</text:p>
          </table:table-cell>
          <table:table-cell office:value-type="float" office:value="1.20496000000003" calcext:value-type="float">
            <text:p>1.20496000000003</text:p>
          </table:table-cell>
          <table:table-cell office:value-type="float" office:value="3.25228999999999" calcext:value-type="float">
            <text:p>3.25228999999999</text:p>
          </table:table-cell>
          <table:table-cell office:value-type="float" office:value="0.988589341097727" calcext:value-type="float">
            <text:p>0.988589341097727</text:p>
          </table:table-cell>
        </table:table-row>
        <table:table-row table:style-name="ro2">
          <table:table-cell office:value-type="string" calcext:value-type="string">
            <text:p>w46</text:p>
          </table:table-cell>
          <table:table-cell office:value-type="float" office:value="100" calcext:value-type="float">
            <text:p>100</text:p>
          </table:table-cell>
          <table:table-cell office:value-type="float" office:value="127.13269815" calcext:value-type="float">
            <text:p>127.13269815</text:p>
          </table:table-cell>
          <table:table-cell office:value-type="float" office:value="3.2223250753919" calcext:value-type="float">
            <text:p>3.2223250753919</text:p>
          </table:table-cell>
          <table:table-cell office:value-type="float" office:value="121.38245" calcext:value-type="float">
            <text:p>121.38245</text:p>
          </table:table-cell>
          <table:table-cell office:value-type="float" office:value="124.27581" calcext:value-type="float">
            <text:p>124.27581</text:p>
          </table:table-cell>
          <table:table-cell office:value-type="float" office:value="128.709625" calcext:value-type="float">
            <text:p>128.709625</text:p>
          </table:table-cell>
          <table:table-cell office:value-type="float" office:value="129.8524075" calcext:value-type="float">
            <text:p>129.8524075</text:p>
          </table:table-cell>
          <table:table-cell office:value-type="float" office:value="130.88507" calcext:value-type="float">
            <text:p>130.88507</text:p>
          </table:table-cell>
          <table:table-cell office:value-type="float" office:value="125.704254075" calcext:value-type="float">
            <text:p>125.704254075</text:p>
          </table:table-cell>
          <table:table-cell office:value-type="float" office:value="127.173120131581" calcext:value-type="float">
            <text:p>127.173120131581</text:p>
          </table:table-cell>
          <table:table-cell office:value-type="float" office:value="124.27581" calcext:value-type="float">
            <text:p>124.27581</text:p>
          </table:table-cell>
          <table:table-cell table:number-columns-repeated="2" office:value-type="float" office:value="128.709625" calcext:value-type="float">
            <text:p>128.709625</text:p>
          </table:table-cell>
          <table:table-cell office:value-type="float" office:value="4.433815" calcext:value-type="float">
            <text:p>4.433815</text:p>
          </table:table-cell>
          <table:table-cell office:value-type="float" office:value="9.50261999999998" calcext:value-type="float">
            <text:p>9.50261999999998</text:p>
          </table:table-cell>
          <table:table-cell office:value-type="float" office:value="10.3833788914994" calcext:value-type="float">
            <text:p>10.3833788914994</text:p>
          </table:table-cell>
        </table:table-row>
        <table:table-row table:style-name="ro2">
          <table:table-cell office:value-type="string" calcext:value-type="string">
            <text:p>w47</text:p>
          </table:table-cell>
          <table:table-cell office:value-type="float" office:value="100" calcext:value-type="float">
            <text:p>100</text:p>
          </table:table-cell>
          <table:table-cell office:value-type="float" office:value="129.86734205" calcext:value-type="float">
            <text:p>129.86734205</text:p>
          </table:table-cell>
          <table:table-cell office:value-type="float" office:value="3.03819997148764" calcext:value-type="float">
            <text:p>3.03819997148764</text:p>
          </table:table-cell>
          <table:table-cell office:value-type="float" office:value="123.34909" calcext:value-type="float">
            <text:p>123.34909</text:p>
          </table:table-cell>
          <table:table-cell office:value-type="float" office:value="128.369545" calcext:value-type="float">
            <text:p>128.369545</text:p>
          </table:table-cell>
          <table:table-cell office:value-type="float" office:value="130.69885" calcext:value-type="float">
            <text:p>130.69885</text:p>
          </table:table-cell>
          <table:table-cell office:value-type="float" office:value="132.5007275" calcext:value-type="float">
            <text:p>132.5007275</text:p>
          </table:table-cell>
          <table:table-cell office:value-type="float" office:value="133.28073" calcext:value-type="float">
            <text:p>133.28073</text:p>
          </table:table-cell>
          <table:table-cell office:value-type="float" office:value="129.118443525" calcext:value-type="float">
            <text:p>129.118443525</text:p>
          </table:table-cell>
          <table:table-cell office:value-type="float" office:value="129.902520697667" calcext:value-type="float">
            <text:p>129.902520697667</text:p>
          </table:table-cell>
          <table:table-cell office:value-type="float" office:value="128.369545" calcext:value-type="float">
            <text:p>128.369545</text:p>
          </table:table-cell>
          <table:table-cell table:number-columns-repeated="2" office:value-type="float" office:value="130.69885" calcext:value-type="float">
            <text:p>130.69885</text:p>
          </table:table-cell>
          <table:table-cell office:value-type="float" office:value="2.32930499999998" calcext:value-type="float">
            <text:p>2.32930499999998</text:p>
          </table:table-cell>
          <table:table-cell office:value-type="float" office:value="9.93164000000002" calcext:value-type="float">
            <text:p>9.93164000000002</text:p>
          </table:table-cell>
          <table:table-cell office:value-type="float" office:value="9.23065906674751" calcext:value-type="float">
            <text:p>9.23065906674751</text:p>
          </table:table-cell>
        </table:table-row>
        <table:table-row table:style-name="ro2">
          <table:table-cell office:value-type="string" calcext:value-type="string">
            <text:p>w48</text:p>
          </table:table-cell>
          <table:table-cell office:value-type="float" office:value="100" calcext:value-type="float">
            <text:p>100</text:p>
          </table:table-cell>
          <table:table-cell office:value-type="float" office:value="126.95702148" calcext:value-type="float">
            <text:p>126.95702148</text:p>
          </table:table-cell>
          <table:table-cell office:value-type="float" office:value="2.68011715398511" calcext:value-type="float">
            <text:p>2.68011715398511</text:p>
          </table:table-cell>
          <table:table-cell office:value-type="float" office:value="123.383575" calcext:value-type="float">
            <text:p>123.383575</text:p>
          </table:table-cell>
          <table:table-cell office:value-type="float" office:value="124.69331625" calcext:value-type="float">
            <text:p>124.69331625</text:p>
          </table:table-cell>
          <table:table-cell office:value-type="float" office:value="126.09177" calcext:value-type="float">
            <text:p>126.09177</text:p>
          </table:table-cell>
          <table:table-cell office:value-type="float" office:value="129.7501775" calcext:value-type="float">
            <text:p>129.7501775</text:p>
          </table:table-cell>
          <table:table-cell office:value-type="float" office:value="131.32321" calcext:value-type="float">
            <text:p>131.32321</text:p>
          </table:table-cell>
          <table:table-cell office:value-type="float" office:value="125.392543125" calcext:value-type="float">
            <text:p>125.392543125</text:p>
          </table:table-cell>
          <table:table-cell office:value-type="float" office:value="126.985024710604" calcext:value-type="float">
            <text:p>126.985024710604</text:p>
          </table:table-cell>
          <table:table-cell office:value-type="float" office:value="124.69331625" calcext:value-type="float">
            <text:p>124.69331625</text:p>
          </table:table-cell>
          <table:table-cell table:number-columns-repeated="2" office:value-type="float" office:value="126.09177" calcext:value-type="float">
            <text:p>126.09177</text:p>
          </table:table-cell>
          <table:table-cell office:value-type="float" office:value="1.39845375" calcext:value-type="float">
            <text:p>1.39845375</text:p>
          </table:table-cell>
          <table:table-cell office:value-type="float" office:value="7.93963500000002" calcext:value-type="float">
            <text:p>7.93963500000002</text:p>
          </table:table-cell>
          <table:table-cell office:value-type="float" office:value="7.18302795908522" calcext:value-type="float">
            <text:p>7.18302795908522</text:p>
          </table:table-cell>
        </table:table-row>
        <table:table-row table:style-name="ro2">
          <table:table-cell office:value-type="string" calcext:value-type="string">
            <text:p>w49</text:p>
          </table:table-cell>
          <table:table-cell office:value-type="float" office:value="100" calcext:value-type="float">
            <text:p>100</text:p>
          </table:table-cell>
          <table:table-cell office:value-type="float" office:value="126.62374652" calcext:value-type="float">
            <text:p>126.62374652</text:p>
          </table:table-cell>
          <table:table-cell office:value-type="float" office:value="1.26263415051231" calcext:value-type="float">
            <text:p>1.26263415051231</text:p>
          </table:table-cell>
          <table:table-cell office:value-type="float" office:value="125.40814" calcext:value-type="float">
            <text:p>125.40814</text:p>
          </table:table-cell>
          <table:table-cell office:value-type="float" office:value="125.89549" calcext:value-type="float">
            <text:p>125.89549</text:p>
          </table:table-cell>
          <table:table-cell office:value-type="float" office:value="126.251345" calcext:value-type="float">
            <text:p>126.251345</text:p>
          </table:table-cell>
          <table:table-cell office:value-type="float" office:value="126.564795" calcext:value-type="float">
            <text:p>126.564795</text:p>
          </table:table-cell>
          <table:table-cell office:value-type="float" office:value="130.60382" calcext:value-type="float">
            <text:p>130.60382</text:p>
          </table:table-cell>
          <table:table-cell office:value-type="float" office:value="126.0734175" calcext:value-type="float">
            <text:p>126.0734175</text:p>
          </table:table-cell>
          <table:table-cell office:value-type="float" office:value="126.62997862003" calcext:value-type="float">
            <text:p>126.62997862003</text:p>
          </table:table-cell>
          <table:table-cell office:value-type="float" office:value="125.89549" calcext:value-type="float">
            <text:p>125.89549</text:p>
          </table:table-cell>
          <table:table-cell table:number-columns-repeated="2" office:value-type="float" office:value="126.251345" calcext:value-type="float">
            <text:p>126.251345</text:p>
          </table:table-cell>
          <table:table-cell office:value-type="float" office:value="0.355854999999991" calcext:value-type="float">
            <text:p>0.355854999999991</text:p>
          </table:table-cell>
          <table:table-cell office:value-type="float" office:value="5.19568" calcext:value-type="float">
            <text:p>5.19568</text:p>
          </table:table-cell>
          <table:table-cell office:value-type="float" office:value="1.59424499803993" calcext:value-type="float">
            <text:p>1.59424499803993</text:p>
          </table:table-cell>
        </table:table-row>
        <table:table-row table:style-name="ro2">
          <table:table-cell office:value-type="string" calcext:value-type="string">
            <text:p>w50</text:p>
          </table:table-cell>
          <table:table-cell office:value-type="float" office:value="100" calcext:value-type="float">
            <text:p>100</text:p>
          </table:table-cell>
          <table:table-cell office:value-type="float" office:value="124.81142475" calcext:value-type="float">
            <text:p>124.81142475</text:p>
          </table:table-cell>
          <table:table-cell office:value-type="float" office:value="0.32456521451262" calcext:value-type="float">
            <text:p>0.32456521451262</text:p>
          </table:table-cell>
          <table:table-cell office:value-type="float" office:value="124.20596" calcext:value-type="float">
            <text:p>124.20596</text:p>
          </table:table-cell>
          <table:table-cell office:value-type="float" office:value="124.56174" calcext:value-type="float">
            <text:p>124.56174</text:p>
          </table:table-cell>
          <table:table-cell office:value-type="float" office:value="124.77362" calcext:value-type="float">
            <text:p>124.77362</text:p>
          </table:table-cell>
          <table:table-cell office:value-type="float" office:value="125.153717" calcext:value-type="float">
            <text:p>125.153717</text:p>
          </table:table-cell>
          <table:table-cell office:value-type="float" office:value="125.54199" calcext:value-type="float">
            <text:p>125.54199</text:p>
          </table:table-cell>
          <table:table-cell office:value-type="float" office:value="124.66768" calcext:value-type="float">
            <text:p>124.66768</text:p>
          </table:table-cell>
          <table:table-cell office:value-type="float" office:value="124.811842536186" calcext:value-type="float">
            <text:p>124.811842536186</text:p>
          </table:table-cell>
          <table:table-cell office:value-type="float" office:value="124.56174" calcext:value-type="float">
            <text:p>124.56174</text:p>
          </table:table-cell>
          <table:table-cell table:number-columns-repeated="2" office:value-type="float" office:value="124.77362" calcext:value-type="float">
            <text:p>124.77362</text:p>
          </table:table-cell>
          <table:table-cell office:value-type="float" office:value="0.211880000000008" calcext:value-type="float">
            <text:p>0.211880000000008</text:p>
          </table:table-cell>
          <table:table-cell office:value-type="float" office:value="1.33602999999998" calcext:value-type="float">
            <text:p>1.33602999999998</text:p>
          </table:table-cell>
          <table:table-cell office:value-type="float" office:value="0.105342578471623" calcext:value-type="float">
            <text:p>0.1053425784716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7T00:15:33.436119671</meta:creation-date>
    <dc:date>2020-04-17T00:48:47.994134433</dc:date>
    <meta:editing-duration>PT33M5S</meta:editing-duration>
    <meta:editing-cycles>19</meta:editing-cycles>
    <meta:generator>LibreOffice/6.3.5.2$Linux_X86_64 LibreOffice_project/30$Build-2</meta:generator>
    <meta:document-statistic meta:table-count="1" meta:cell-count="866" meta:object-count="0"/>
  </office:meta>
</office:document-meta>
</file>